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000000080AB6326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7.066in" fo:margin-top="0.05in" fo:margin-bottom="0.05in" table:align="left" style:shadow="none"/>
    </style:style>
    <style:style style:name="Table1.A" style:family="table-column">
      <style:table-column-properties style:column-width="4.7486in"/>
    </style:style>
    <style:style style:name="Table1.B" style:family="table-column">
      <style:table-column-properties style:column-width="2.3174in"/>
    </style:style>
    <style:style style:name="Table1.A1" style:family="table-cell">
      <style:table-cell-properties style:vertical-align="middle"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style:vertical-align="middle" fo:padding="0.0382in" fo:border="0.05pt solid #999999"/>
    </style:style>
    <style:style style:name="Table1.A2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1.B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1.3" style:family="table-row">
      <style:table-row-properties style:min-row-height="0.325in"/>
    </style:style>
    <style:style style:name="Table2" style:family="table">
      <style:table-properties style:width="7.066in" fo:margin-left="0in" fo:margin-top="0.1in" fo:margin-bottom="0.1in" table:align="left" style:shadow="none"/>
    </style:style>
    <style:style style:name="Table2.A" style:family="table-column">
      <style:table-column-properties style:column-width="3.8715in"/>
    </style:style>
    <style:style style:name="Table2.B" style:family="table-column">
      <style:table-column-properties style:column-width="3.1944in"/>
    </style:style>
    <style:style style:name="Table2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style:vertical-align="middle" fo:padding="0.0382in" fo:border="0.05pt solid #999999"/>
    </style:style>
    <style:style style:name="Table2.A2" style:family="table-cell">
      <style:table-cell-properties fo:padding="0.0382in" fo:border-left="0.05pt solid #999999" fo:border-right="none" fo:border-top="none" fo:border-bottom="0.05pt solid #999999"/>
    </style:style>
    <style:style style:name="Table2.B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2.A3" style:family="table-cell">
      <style:table-cell-properties fo:padding="0.0382in" fo:border-left="0.05pt solid #999999" fo:border-right="none" fo:border-top="none" fo:border-bottom="0.05pt solid #999999"/>
    </style:style>
    <style:style style:name="Table2.B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3" style:family="table">
      <style:table-properties style:width="7.066in" fo:margin-top="0.05in" fo:margin-bottom="0.05in" table:align="left" style:shadow="none"/>
    </style:style>
    <style:style style:name="Table3.A" style:family="table-column">
      <style:table-column-properties style:column-width="4.7486in"/>
    </style:style>
    <style:style style:name="Table3.B" style:family="table-column">
      <style:table-column-properties style:column-width="2.3174in"/>
    </style:style>
    <style:style style:name="Table3.A1" style:family="table-cell">
      <style:table-cell-properties style:vertical-align="middle" fo:padding="0.0382in" fo:border-left="0.05pt solid #999999" fo:border-right="none" fo:border-top="0.05pt solid #999999" fo:border-bottom="0.05pt solid #999999"/>
    </style:style>
    <style:style style:name="Table3.B1" style:family="table-cell">
      <style:table-cell-properties style:vertical-align="middle" fo:padding="0.0382in" fo:border="0.05pt solid #999999"/>
    </style:style>
    <style:style style:name="Table3.A2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3.B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3.3" style:family="table-row">
      <style:table-row-properties style:min-row-height="0.325in"/>
    </style:style>
    <style:style style:name="Table4" style:family="table">
      <style:table-properties style:width="7.066in" fo:margin-left="0in" fo:margin-top="0.1in" fo:margin-bottom="0.1in" table:align="left" style:shadow="none"/>
    </style:style>
    <style:style style:name="Table4.A" style:family="table-column">
      <style:table-column-properties style:column-width="7.066in"/>
    </style:style>
    <style:style style:name="Table4.A1" style:family="table-cell">
      <style:table-cell-properties style:vertical-align="middle" fo:padding="0.0382in" fo:border="0.05pt solid #999999"/>
    </style:style>
    <style:style style:name="Table4.A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4.A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" style:family="table">
      <style:table-properties style:width="7.066in" fo:margin-top="0.05in" fo:margin-bottom="0.05in" table:align="left" style:shadow="none"/>
    </style:style>
    <style:style style:name="Table5.A" style:family="table-column">
      <style:table-column-properties style:column-width="4.7486in"/>
    </style:style>
    <style:style style:name="Table5.B" style:family="table-column">
      <style:table-column-properties style:column-width="2.3174in"/>
    </style:style>
    <style:style style:name="Table5.A1" style:family="table-cell">
      <style:table-cell-properties style:vertical-align="middle" fo:padding="0.0382in" fo:border-left="0.05pt solid #999999" fo:border-right="none" fo:border-top="0.05pt solid #999999" fo:border-bottom="0.05pt solid #999999"/>
    </style:style>
    <style:style style:name="Table5.B1" style:family="table-cell">
      <style:table-cell-properties style:vertical-align="middle" fo:padding="0.0382in" fo:border="0.05pt solid #999999"/>
    </style:style>
    <style:style style:name="Table5.A2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5.B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7.066in" fo:margin-left="0in" fo:margin-top="0.1in" fo:margin-bottom="0.1in" table:align="left" style:shadow="none"/>
    </style:style>
    <style:style style:name="Table7.A" style:family="table-column">
      <style:table-column-properties style:column-width="7.066in"/>
    </style:style>
    <style:style style:name="Table7.A1" style:family="table-cell">
      <style:table-cell-properties style:vertical-align="middle" fo:padding="0.0382in" fo:border="0.05pt solid #999999"/>
    </style:style>
    <style:style style:name="Table7.A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" style:family="table">
      <style:table-properties style:width="7.066in" fo:margin-top="0.05in" fo:margin-bottom="0.05in" table:align="left" style:shadow="none"/>
    </style:style>
    <style:style style:name="Table6.A" style:family="table-column">
      <style:table-column-properties style:column-width="4.7486in"/>
    </style:style>
    <style:style style:name="Table6.B" style:family="table-column">
      <style:table-column-properties style:column-width="2.3174in"/>
    </style:style>
    <style:style style:name="Table6.A1" style:family="table-cell">
      <style:table-cell-properties style:vertical-align="middle" fo:padding="0.0382in" fo:border-left="0.05pt solid #999999" fo:border-right="none" fo:border-top="0.05pt solid #999999" fo:border-bottom="0.05pt solid #999999"/>
    </style:style>
    <style:style style:name="Table6.B1" style:family="table-cell">
      <style:table-cell-properties style:vertical-align="middle" fo:padding="0.0382in" fo:border="0.05pt solid #999999"/>
    </style:style>
    <style:style style:name="Table6.A2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6.B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8" style:family="table">
      <style:table-properties style:width="7.066in" fo:margin-left="0in" fo:margin-top="0.1in" fo:margin-bottom="0.1in" table:align="left" style:shadow="none"/>
    </style:style>
    <style:style style:name="Table8.A" style:family="table-column">
      <style:table-column-properties style:column-width="7.066in"/>
    </style:style>
    <style:style style:name="Table8.A1" style:family="table-cell">
      <style:table-cell-properties style:vertical-align="middle" fo:padding="0.0382in" fo:border="0.05pt solid #999999"/>
    </style:style>
    <style:style style:name="Table8.A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8.A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9" style:family="table">
      <style:table-properties style:width="7.066in" fo:margin-left="0in" fo:margin-top="0.1in" fo:margin-bottom="0.1in" table:align="left" style:shadow="none"/>
    </style:style>
    <style:style style:name="Table9.A" style:family="table-column">
      <style:table-column-properties style:column-width="7.066in"/>
    </style:style>
    <style:style style:name="Table9.A1" style:family="table-cell">
      <style:table-cell-properties style:vertical-align="middle" fo:padding="0.0382in" fo:border="0.05pt solid #999999"/>
    </style:style>
    <style:style style:name="Table9.A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10" style:family="table">
      <style:table-properties style:width="7.066in" fo:margin-left="0in" fo:margin-top="0.1in" fo:margin-bottom="0.1in" table:align="left" style:shadow="none"/>
    </style:style>
    <style:style style:name="Table10.A" style:family="table-column">
      <style:table-column-properties style:column-width="3.5326in"/>
    </style:style>
    <style:style style:name="Table10.B" style:family="table-column">
      <style:table-column-properties style:column-width="3.5333in"/>
    </style:style>
    <style:style style:name="Table10.A1" style:family="table-cell">
      <style:table-cell-properties style:vertical-align="middle" fo:padding="0.0382in" fo:border="0.05pt solid #999999"/>
    </style:style>
    <style:style style:name="Table10.A2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10.B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11" style:family="table">
      <style:table-properties style:width="7.066in" fo:margin-left="0in" fo:margin-top="0.1in" fo:margin-bottom="0.1in" table:align="left" style:shadow="none"/>
    </style:style>
    <style:style style:name="Table11.A" style:family="table-column">
      <style:table-column-properties style:column-width="3.5326in"/>
    </style:style>
    <style:style style:name="Table11.B" style:family="table-column">
      <style:table-column-properties style:column-width="3.5333in"/>
    </style:style>
    <style:style style:name="Table11.A1" style:family="table-cell">
      <style:table-cell-properties style:vertical-align="middle" fo:padding="0.0382in" fo:border="0.05pt solid #999999"/>
    </style:style>
    <style:style style:name="Table11.A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11.A3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12" style:family="table">
      <style:table-properties style:width="7.066in" fo:margin-left="0in" fo:margin-top="0.1in" fo:margin-bottom="0.1in" table:align="left" style:shadow="none"/>
    </style:style>
    <style:style style:name="Table12.A" style:family="table-column">
      <style:table-column-properties style:column-width="3.5326in"/>
    </style:style>
    <style:style style:name="Table12.B" style:family="table-column">
      <style:table-column-properties style:column-width="3.5333in"/>
    </style:style>
    <style:style style:name="Table12.A1" style:family="table-cell">
      <style:table-cell-properties style:vertical-align="middle" fo:padding="0.0382in" fo:border="0.05pt solid #999999"/>
    </style:style>
    <style:style style:name="Table12.A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12.A3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13" style:family="table">
      <style:table-properties style:width="7.066in" fo:margin-top="0.05in" fo:margin-bottom="0.05in" table:align="left" style:shadow="none"/>
    </style:style>
    <style:style style:name="Table13.A" style:family="table-column">
      <style:table-column-properties style:column-width="4.7486in"/>
    </style:style>
    <style:style style:name="Table13.B" style:family="table-column">
      <style:table-column-properties style:column-width="2.3174in"/>
    </style:style>
    <style:style style:name="Table13.A1" style:family="table-cell">
      <style:table-cell-properties style:vertical-align="middle" fo:padding="0.0382in" fo:border-left="0.05pt solid #999999" fo:border-right="none" fo:border-top="0.05pt solid #999999" fo:border-bottom="0.05pt solid #999999"/>
    </style:style>
    <style:style style:name="Table13.B1" style:family="table-cell">
      <style:table-cell-properties style:vertical-align="middle" fo:padding="0.0382in" fo:border="0.05pt solid #999999"/>
    </style:style>
    <style:style style:name="Table13.A2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13.B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14" style:family="table">
      <style:table-properties style:width="7.066in" fo:margin-left="0in" fo:margin-top="0.1in" fo:margin-bottom="0.1in" table:align="left" style:shadow="none"/>
    </style:style>
    <style:style style:name="Table14.A" style:family="table-column">
      <style:table-column-properties style:column-width="7.066in"/>
    </style:style>
    <style:style style:name="Table14.A1" style:family="table-cell">
      <style:table-cell-properties style:vertical-align="middle" fo:padding="0.0382in" fo:border="0.05pt solid #999999"/>
    </style:style>
    <style:style style:name="Table14.A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e14.A3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Standard">
      <style:text-properties fo:font-size="10pt" officeooo:rsid="0017a01e" officeooo:paragraph-rsid="0017a01e" style:font-size-asian="10pt" style:font-size-complex="10pt"/>
    </style:style>
    <style:style style:name="P2" style:family="paragraph" style:parent-style-name="Standard">
      <style:text-properties fo:font-size="10pt" officeooo:rsid="0017a01e" officeooo:paragraph-rsid="001bd860" style:font-size-asian="10pt" style:font-size-complex="10pt"/>
    </style:style>
    <style:style style:name="P3" style:family="paragraph" style:parent-style-name="Standard">
      <style:text-properties fo:font-size="10pt" officeooo:rsid="0017a01e" officeooo:paragraph-rsid="00287dfa" style:font-size-asian="10pt" style:font-size-complex="10pt"/>
    </style:style>
    <style:style style:name="P4" style:family="paragraph" style:parent-style-name="Standard">
      <style:text-properties fo:font-size="10pt" officeooo:rsid="0017a01e" officeooo:paragraph-rsid="003563c0" style:font-size-asian="10pt" style:font-size-complex="10pt"/>
    </style:style>
    <style:style style:name="P5" style:family="paragraph" style:parent-style-name="Standard">
      <style:text-properties fo:font-size="10pt" officeooo:rsid="0017a01e" officeooo:paragraph-rsid="00389676" style:font-size-asian="10pt" style:font-size-complex="10pt"/>
    </style:style>
    <style:style style:name="P6" style:family="paragraph" style:parent-style-name="Standard">
      <style:text-properties fo:font-size="10pt" officeooo:rsid="0017a01e" officeooo:paragraph-rsid="0056d521" style:font-size-asian="10pt" style:font-size-complex="10pt"/>
    </style:style>
    <style:style style:name="P7" style:family="paragraph" style:parent-style-name="Standard">
      <style:text-properties fo:font-size="10pt" officeooo:rsid="0017a01e" officeooo:paragraph-rsid="005ed795" style:font-size-asian="10pt" style:font-size-complex="10pt"/>
    </style:style>
    <style:style style:name="P8" style:family="paragraph" style:parent-style-name="Standard">
      <style:text-properties fo:font-size="10pt" officeooo:rsid="0017a01e" officeooo:paragraph-rsid="00615e39" style:font-size-asian="10pt" style:font-size-complex="10pt"/>
    </style:style>
    <style:style style:name="P9" style:family="paragraph" style:parent-style-name="Standard">
      <style:text-properties fo:font-size="10pt" officeooo:rsid="0017a01e" officeooo:paragraph-rsid="006bf9e6" style:font-size-asian="10pt" style:font-size-complex="10pt"/>
    </style:style>
    <style:style style:name="P10" style:family="paragraph" style:parent-style-name="Standard">
      <style:text-properties fo:font-size="10pt" officeooo:rsid="001a4df0" officeooo:paragraph-rsid="001a4df0" style:font-size-asian="10pt" style:font-size-complex="10pt"/>
    </style:style>
    <style:style style:name="P11" style:family="paragraph" style:parent-style-name="Standard">
      <style:text-properties fo:font-size="10pt" officeooo:rsid="001a4df0" officeooo:paragraph-rsid="001bd860" style:font-size-asian="10pt" style:font-size-complex="10pt"/>
    </style:style>
    <style:style style:name="P12" style:family="paragraph" style:parent-style-name="Standard">
      <style:text-properties fo:font-size="10pt" officeooo:rsid="001a4df0" officeooo:paragraph-rsid="003563c0" style:font-size-asian="10pt" style:font-size-complex="10pt"/>
    </style:style>
    <style:style style:name="P13" style:family="paragraph" style:parent-style-name="Standard">
      <style:text-properties fo:font-size="10pt" officeooo:rsid="001a4df0" officeooo:paragraph-rsid="00389676" style:font-size-asian="10pt" style:font-size-complex="10pt"/>
    </style:style>
    <style:style style:name="P14" style:family="paragraph" style:parent-style-name="Standard">
      <style:text-properties fo:font-size="10pt" officeooo:rsid="001a4df0" officeooo:paragraph-rsid="0056d521" style:font-size-asian="10pt" style:font-size-complex="10pt"/>
    </style:style>
    <style:style style:name="P15" style:family="paragraph" style:parent-style-name="Standard">
      <style:text-properties fo:font-size="10pt" officeooo:rsid="001a4df0" officeooo:paragraph-rsid="005ed795" style:font-size-asian="10pt" style:font-size-complex="10pt"/>
    </style:style>
    <style:style style:name="P16" style:family="paragraph" style:parent-style-name="Standard">
      <style:text-properties fo:font-size="10pt" officeooo:rsid="001a4df0" officeooo:paragraph-rsid="00615e39" style:font-size-asian="10pt" style:font-size-complex="10pt"/>
    </style:style>
    <style:style style:name="P17" style:family="paragraph" style:parent-style-name="Standard">
      <style:text-properties fo:font-size="10pt" officeooo:rsid="001a4df0" officeooo:paragraph-rsid="006bf9e6" style:font-size-asian="10pt" style:font-size-complex="10pt"/>
    </style:style>
    <style:style style:name="P18" style:family="paragraph" style:parent-style-name="Standard">
      <style:text-properties fo:font-size="10pt" officeooo:rsid="00287dfa" officeooo:paragraph-rsid="001a932f" style:font-size-asian="10pt" style:font-size-complex="10pt"/>
    </style:style>
    <style:style style:name="P19" style:family="paragraph" style:parent-style-name="Standard">
      <style:text-properties fo:font-size="10pt" officeooo:rsid="005ed795" officeooo:paragraph-rsid="005ed795" style:font-size-asian="10pt" style:font-size-complex="10pt"/>
    </style:style>
    <style:style style:name="P20" style:family="paragraph" style:parent-style-name="Standard">
      <style:text-properties fo:font-size="10pt" officeooo:rsid="005ed795" officeooo:paragraph-rsid="00615e39" style:font-size-asian="10pt" style:font-size-complex="10pt"/>
    </style:style>
    <style:style style:name="P21" style:family="paragraph" style:parent-style-name="Standard">
      <style:text-properties fo:font-size="10pt" officeooo:rsid="0064dfcb" officeooo:paragraph-rsid="0064dfcb" style:font-size-asian="10pt" style:font-size-complex="10pt"/>
    </style:style>
    <style:style style:name="P22" style:family="paragraph" style:parent-style-name="Standard">
      <style:text-properties fo:font-size="10pt" officeooo:rsid="0067c22a" officeooo:paragraph-rsid="0067c22a" style:font-size-asian="10pt" style:font-size-complex="10pt"/>
    </style:style>
    <style:style style:name="P23" style:family="paragraph" style:parent-style-name="Standard">
      <style:text-properties style:font-name="FreeSans" fo:font-size="10pt" officeooo:rsid="001a4df0" officeooo:paragraph-rsid="001a4df0" style:font-size-asian="10pt" style:font-size-complex="10pt"/>
    </style:style>
    <style:style style:name="P24" style:family="paragraph" style:parent-style-name="Standard">
      <style:text-properties style:font-name="FreeSans" fo:font-size="10pt" officeooo:rsid="001a4df0" officeooo:paragraph-rsid="001bd860" style:font-size-asian="10pt" style:font-size-complex="10pt"/>
    </style:style>
    <style:style style:name="P25" style:family="paragraph" style:parent-style-name="Standard">
      <style:text-properties style:font-name="FreeSans" fo:font-size="10pt" officeooo:rsid="001a4df0" officeooo:paragraph-rsid="003563c0" style:font-size-asian="10pt" style:font-size-complex="10pt"/>
    </style:style>
    <style:style style:name="P26" style:family="paragraph" style:parent-style-name="Standard">
      <style:text-properties style:font-name="FreeSans" fo:font-size="10pt" officeooo:rsid="001a4df0" officeooo:paragraph-rsid="0056d521" style:font-size-asian="10pt" style:font-size-complex="10pt"/>
    </style:style>
    <style:style style:name="P27" style:family="paragraph" style:parent-style-name="Standard">
      <style:text-properties style:font-name="FreeSans" fo:font-size="10pt" officeooo:rsid="001a4df0" officeooo:paragraph-rsid="006bf9e6" style:font-size-asian="10pt" style:font-size-complex="10pt"/>
    </style:style>
    <style:style style:name="P28" style:family="paragraph" style:parent-style-name="Standard">
      <style:text-properties style:font-name="FreeSans" fo:font-size="10pt" officeooo:rsid="001a932f" officeooo:paragraph-rsid="001a932f" style:font-size-asian="10pt" style:font-size-complex="10pt"/>
    </style:style>
    <style:style style:name="P29" style:family="paragraph" style:parent-style-name="Standard">
      <style:text-properties style:font-name="FreeSans" fo:font-size="10pt" officeooo:rsid="001a932f" officeooo:paragraph-rsid="003563c0" style:font-size-asian="10pt" style:font-size-complex="10pt"/>
    </style:style>
    <style:style style:name="P30" style:family="paragraph" style:parent-style-name="Standard">
      <style:text-properties style:font-name="FreeSans" fo:font-size="10pt" officeooo:rsid="001a932f" officeooo:paragraph-rsid="00466966" style:font-size-asian="10pt" style:font-size-complex="10pt"/>
    </style:style>
    <style:style style:name="P31" style:family="paragraph" style:parent-style-name="Standard">
      <style:paragraph-properties fo:line-height="150%"/>
      <style:text-properties style:font-name="FreeSans" fo:font-size="10pt" officeooo:rsid="001a932f" officeooo:paragraph-rsid="001a932f" style:font-size-asian="10pt" style:font-size-complex="10pt"/>
    </style:style>
    <style:style style:name="P32" style:family="paragraph" style:parent-style-name="Standard">
      <style:paragraph-properties fo:line-height="150%"/>
      <style:text-properties style:font-name="FreeSans" fo:font-size="10pt" officeooo:rsid="001a932f" officeooo:paragraph-rsid="001d317a" style:font-size-asian="10pt" style:font-size-complex="10pt"/>
    </style:style>
    <style:style style:name="P33" style:family="paragraph" style:parent-style-name="Standard">
      <style:paragraph-properties fo:line-height="150%"/>
      <style:text-properties style:font-name="FreeSans" fo:font-size="10pt" officeooo:rsid="001a932f" officeooo:paragraph-rsid="001bd860" style:font-size-asian="10pt" style:font-size-complex="10pt"/>
    </style:style>
    <style:style style:name="P34" style:family="paragraph" style:parent-style-name="Standard">
      <style:text-properties style:font-name="FreeSans" fo:font-size="10pt" officeooo:rsid="001a932f" officeooo:paragraph-rsid="001bd860" style:font-size-asian="10pt" style:font-size-complex="10pt"/>
    </style:style>
    <style:style style:name="P35" style:family="paragraph" style:parent-style-name="Standard">
      <style:text-properties style:font-name="FreeSans" fo:font-size="10pt" officeooo:rsid="001a932f" officeooo:paragraph-rsid="005f171c" style:font-size-asian="10pt" style:font-size-complex="10pt"/>
    </style:style>
    <style:style style:name="P36" style:family="paragraph" style:parent-style-name="Standard">
      <style:text-properties style:font-name="FreeSans" fo:font-size="10pt" officeooo:rsid="001a932f" officeooo:paragraph-rsid="006d08dc" style:font-size-asian="10pt" style:font-size-complex="10pt"/>
    </style:style>
    <style:style style:name="P37" style:family="paragraph" style:parent-style-name="Standard">
      <style:text-properties style:font-name="FreeSans" fo:font-size="10pt" officeooo:rsid="0017a01e" officeooo:paragraph-rsid="0017a01e" style:font-size-asian="10pt" style:font-size-complex="10pt"/>
    </style:style>
    <style:style style:name="P38" style:family="paragraph" style:parent-style-name="Standard">
      <style:text-properties style:font-name="FreeSans" fo:font-size="10pt" officeooo:rsid="0017a01e" officeooo:paragraph-rsid="003563c0" style:font-size-asian="10pt" style:font-size-complex="10pt"/>
    </style:style>
    <style:style style:name="P39" style:family="paragraph" style:parent-style-name="Standard">
      <style:text-properties style:font-name="FreeSans" fo:font-size="10pt" officeooo:rsid="0017a01e" officeooo:paragraph-rsid="0056d521" style:font-size-asian="10pt" style:font-size-complex="10pt"/>
    </style:style>
    <style:style style:name="P40" style:family="paragraph" style:parent-style-name="Standard">
      <style:text-properties style:font-name="FreeSans" fo:font-size="10pt" officeooo:rsid="0017a01e" officeooo:paragraph-rsid="005f171c" style:font-size-asian="10pt" style:font-size-complex="10pt"/>
    </style:style>
    <style:style style:name="P41" style:family="paragraph" style:parent-style-name="Standard">
      <style:text-properties style:font-name="FreeSans" fo:font-size="10pt" officeooo:rsid="0017a01e" officeooo:paragraph-rsid="006d08dc" style:font-size-asian="10pt" style:font-size-complex="10pt"/>
    </style:style>
    <style:style style:name="P42" style:family="paragraph" style:parent-style-name="Standard">
      <style:text-properties style:font-name="FreeSans" fo:font-size="10pt" officeooo:rsid="001fd35b" officeooo:paragraph-rsid="001fd35b" style:font-size-asian="10pt" style:font-size-complex="10pt"/>
    </style:style>
    <style:style style:name="P43" style:family="paragraph" style:parent-style-name="Standard">
      <style:text-properties style:font-name="FreeSans" fo:font-size="10pt" officeooo:rsid="00207019" officeooo:paragraph-rsid="00207019" style:font-size-asian="10pt" style:font-size-complex="10pt"/>
    </style:style>
    <style:style style:name="P44" style:family="paragraph" style:parent-style-name="Standard">
      <style:text-properties style:font-name="FreeSans" fo:font-size="10pt" officeooo:rsid="0021458b" officeooo:paragraph-rsid="0021458b" style:font-size-asian="10pt" style:font-size-complex="10pt"/>
    </style:style>
    <style:style style:name="P45" style:family="paragraph" style:parent-style-name="Standard">
      <style:text-properties style:font-name="FreeSans" fo:font-size="10pt" officeooo:rsid="0021458b" officeooo:paragraph-rsid="00233029" style:font-size-asian="10pt" style:font-size-complex="10pt"/>
    </style:style>
    <style:style style:name="P46" style:family="paragraph" style:parent-style-name="Standard">
      <style:text-properties style:font-name="FreeSans" fo:font-size="10pt" officeooo:rsid="00233029" officeooo:paragraph-rsid="00233029" style:font-size-asian="10pt" style:font-size-complex="10pt"/>
    </style:style>
    <style:style style:name="P47" style:family="paragraph" style:parent-style-name="Standard">
      <style:text-properties style:font-name="FreeSans" fo:font-size="10pt" officeooo:rsid="00233029" officeooo:paragraph-rsid="002448e5" style:font-size-asian="10pt" style:font-size-complex="10pt"/>
    </style:style>
    <style:style style:name="P48" style:family="paragraph" style:parent-style-name="Standard">
      <style:text-properties style:font-name="FreeSans" fo:font-size="10pt" officeooo:rsid="002448e5" officeooo:paragraph-rsid="002448e5" style:font-size-asian="10pt" style:font-size-complex="10pt"/>
    </style:style>
    <style:style style:name="P49" style:family="paragraph" style:parent-style-name="Standard">
      <style:text-properties style:font-name="FreeSans" fo:font-size="10pt" officeooo:rsid="0025d5bb" officeooo:paragraph-rsid="0025d5bb" style:font-size-asian="10pt" style:font-size-complex="10pt"/>
    </style:style>
    <style:style style:name="P50" style:family="paragraph" style:parent-style-name="Standard">
      <style:text-properties style:font-name="FreeSans" fo:font-size="10pt" officeooo:rsid="002bfdb7" officeooo:paragraph-rsid="002bfdb7" style:font-size-asian="10pt" style:font-size-complex="10pt"/>
    </style:style>
    <style:style style:name="P51" style:family="paragraph" style:parent-style-name="Standard">
      <style:text-properties style:font-name="FreeSans" fo:font-size="10pt" officeooo:rsid="002bfdb7" officeooo:paragraph-rsid="003043dd" style:font-size-asian="10pt" style:font-size-complex="10pt"/>
    </style:style>
    <style:style style:name="P52" style:family="paragraph" style:parent-style-name="Standard">
      <style:text-properties style:font-name="FreeSans" fo:font-size="10pt" officeooo:rsid="005db7ae" officeooo:paragraph-rsid="005db7ae" style:font-size-asian="10pt" style:font-size-complex="10pt"/>
    </style:style>
    <style:style style:name="P53" style:family="paragraph" style:parent-style-name="Standard">
      <style:text-properties style:font-name="FreeSans" fo:font-size="10pt" officeooo:rsid="005db7ae" officeooo:paragraph-rsid="005e78ef" style:font-size-asian="10pt" style:font-size-complex="10pt"/>
    </style:style>
    <style:style style:name="P54" style:family="paragraph" style:parent-style-name="Standard">
      <style:text-properties style:font-name="FreeSans" fo:font-size="10pt" officeooo:rsid="006bd13d" officeooo:paragraph-rsid="006bd13d" style:font-size-asian="10pt" style:font-size-complex="10pt"/>
    </style:style>
    <style:style style:name="P55" style:family="paragraph" style:parent-style-name="Standard">
      <style:text-properties style:font-name="FreeSans" fo:font-size="10pt" fo:font-weight="normal" officeooo:rsid="004026f9" officeooo:paragraph-rsid="004026f9" style:font-size-asian="8.75pt" style:font-weight-asian="normal" style:font-size-complex="10pt" style:font-weight-complex="normal"/>
    </style:style>
    <style:style style:name="P56" style:family="paragraph" style:parent-style-name="Standard">
      <style:text-properties style:font-name="FreeSans" fo:font-size="10pt" fo:font-weight="normal" officeooo:rsid="004026f9" officeooo:paragraph-rsid="004207a2" style:font-size-asian="8.75pt" style:font-weight-asian="normal" style:font-size-complex="10pt" style:font-weight-complex="normal"/>
    </style:style>
    <style:style style:name="P57" style:family="paragraph" style:parent-style-name="Standard">
      <style:text-properties style:font-name="FreeSans" fo:font-size="10pt" fo:font-weight="normal" officeooo:rsid="004026f9" officeooo:paragraph-rsid="004852ec" style:font-size-asian="8.75pt" style:font-weight-asian="normal" style:font-size-complex="10pt" style:font-weight-complex="normal"/>
    </style:style>
    <style:style style:name="P58" style:family="paragraph" style:parent-style-name="Standard">
      <style:text-properties style:font-name="FreeSans" fo:font-size="10pt" fo:font-weight="normal" officeooo:rsid="004026f9" officeooo:paragraph-rsid="005db7ae" style:font-size-asian="8.75pt" style:font-weight-asian="normal" style:font-size-complex="10pt" style:font-weight-complex="normal"/>
    </style:style>
    <style:style style:name="P59" style:family="paragraph" style:parent-style-name="Standard">
      <style:text-properties style:font-name="FreeSans" fo:font-size="10pt" fo:font-weight="normal" officeooo:rsid="004207a2" officeooo:paragraph-rsid="004207a2" style:font-size-asian="8.75pt" style:font-weight-asian="normal" style:font-size-complex="10pt" style:font-weight-complex="normal"/>
    </style:style>
    <style:style style:name="P60" style:family="paragraph" style:parent-style-name="Standard">
      <style:text-properties style:font-name="FreeSans" fo:font-size="10pt" fo:font-weight="normal" officeooo:rsid="005e78ef" officeooo:paragraph-rsid="005e78ef" style:font-size-asian="8.75pt" style:font-weight-asian="normal" style:font-size-complex="10pt" style:font-weight-complex="normal"/>
    </style:style>
    <style:style style:name="P61" style:family="paragraph" style:parent-style-name="Standard">
      <style:text-properties style:font-name="FreeSans" fo:font-size="10pt" fo:font-weight="normal" officeooo:rsid="001a932f" officeooo:paragraph-rsid="00466966" style:font-size-asian="10pt" style:font-weight-asian="normal" style:font-size-complex="10pt" style:font-weight-complex="normal"/>
    </style:style>
    <style:style style:name="P62" style:family="paragraph" style:parent-style-name="Standard">
      <style:text-properties fo:font-size="12pt" fo:font-weight="bold" officeooo:rsid="00287dfa" officeooo:paragraph-rsid="00287dfa" style:font-size-asian="12pt" style:font-weight-asian="bold" style:font-size-complex="12pt" style:font-weight-complex="bold"/>
    </style:style>
    <style:style style:name="P63" style:family="paragraph" style:parent-style-name="Standard">
      <style:text-properties fo:font-size="12pt" officeooo:rsid="00318e60" officeooo:paragraph-rsid="004a4871" style:font-size-asian="12pt" style:font-size-complex="12pt"/>
    </style:style>
    <style:style style:name="P64" style:family="paragraph" style:parent-style-name="Standard">
      <style:text-properties style:font-name="Liberation Serif" fo:font-size="12pt" fo:font-weight="bold" officeooo:rsid="002b01f5" officeooo:paragraph-rsid="002b01f5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Liberation Serif" fo:font-size="12pt" fo:font-weight="bold" officeooo:rsid="00318e60" officeooo:paragraph-rsid="00318e60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Liberation Serif" fo:font-size="12pt" fo:font-weight="bold" officeooo:rsid="00318e60" officeooo:paragraph-rsid="004a4871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Liberation Serif" fo:font-size="12pt" fo:font-weight="bold" officeooo:rsid="00318e60" officeooo:paragraph-rsid="004c379d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Liberation Serif" fo:font-size="12pt" fo:font-weight="bold" officeooo:rsid="00338d2d" officeooo:paragraph-rsid="00338d2d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Serif" fo:font-size="12pt" fo:font-weight="bold" officeooo:rsid="00338d2d" officeooo:paragraph-rsid="003563c0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Liberation Serif" fo:font-size="12pt" officeooo:rsid="00318e60" officeooo:paragraph-rsid="00338d2d" style:font-size-asian="12pt" style:font-size-complex="12pt"/>
    </style:style>
    <style:style style:name="P71" style:family="paragraph" style:parent-style-name="Standard">
      <style:text-properties style:font-name="Liberation Serif" fo:font-size="12pt" officeooo:rsid="00318e60" officeooo:paragraph-rsid="005db7ae" style:font-size-asian="12pt" style:font-size-complex="12pt"/>
    </style:style>
    <style:style style:name="P72" style:family="paragraph" style:parent-style-name="Standard">
      <style:text-properties style:font-name="Liberation Serif" fo:font-size="12pt" officeooo:rsid="00318e60" officeooo:paragraph-rsid="005e78ef" style:font-size-asian="12pt" style:font-size-complex="12pt"/>
    </style:style>
    <style:style style:name="P73" style:family="paragraph" style:parent-style-name="Standard">
      <style:text-properties style:font-name="Liberation Serif" fo:font-size="10pt" fo:font-weight="normal" officeooo:rsid="004852ec" officeooo:paragraph-rsid="004852ec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font-name="Liberation Serif" fo:font-size="10pt" fo:font-weight="normal" officeooo:rsid="004852ec" officeooo:paragraph-rsid="005db7ae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Liberation Serif" fo:font-size="10pt" fo:font-weight="normal" officeooo:rsid="005e78ef" officeooo:paragraph-rsid="005e78ef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Liberation Serif" fo:font-size="10pt" officeooo:rsid="0025d5bb" officeooo:paragraph-rsid="0025d5bb" style:font-size-asian="10pt" style:font-size-complex="10pt"/>
    </style:style>
    <style:style style:name="P77" style:family="paragraph" style:parent-style-name="Standard">
      <style:text-properties style:font-name="Liberation Serif" fo:font-size="10pt" officeooo:rsid="0058dd55" officeooo:paragraph-rsid="0058dd55" style:font-size-asian="10pt" style:font-size-complex="10pt"/>
    </style:style>
    <style:style style:name="P78" style:family="paragraph" style:parent-style-name="Standard">
      <style:text-properties style:font-name="Liberation Serif" fo:font-size="10pt" officeooo:rsid="005ad2b2" officeooo:paragraph-rsid="005ad2b2" style:font-size-asian="10pt" style:font-size-complex="10pt"/>
    </style:style>
    <style:style style:name="P79" style:family="paragraph" style:parent-style-name="Standard">
      <style:text-properties style:font-name="Liberation Serif" fo:font-size="10pt" officeooo:rsid="006646f4" officeooo:paragraph-rsid="006646f4" style:font-size-asian="10pt" style:font-size-complex="10pt"/>
    </style:style>
    <style:style style:name="P80" style:family="paragraph" style:parent-style-name="Standard">
      <style:text-properties style:font-name="Liberation Serif" fo:font-size="10pt" officeooo:rsid="006646f4" officeooo:paragraph-rsid="0068f7e8" style:font-size-asian="10pt" style:font-size-complex="10pt"/>
    </style:style>
    <style:style style:name="P81" style:family="paragraph" style:parent-style-name="Standard">
      <style:text-properties style:font-name="Liberation Serif" fo:font-size="10pt" officeooo:rsid="006bd13d" officeooo:paragraph-rsid="006bd13d" style:font-size-asian="10pt" style:font-size-complex="10pt"/>
    </style:style>
    <style:style style:name="P82" style:family="paragraph" style:parent-style-name="Standard">
      <style:text-properties style:font-name="Liberation Serif" fo:font-size="10pt" officeooo:rsid="006eb21a" officeooo:paragraph-rsid="006eb21a" style:font-size-asian="10pt" style:font-size-complex="10pt"/>
    </style:style>
    <style:style style:name="P83" style:family="paragraph" style:parent-style-name="Standard">
      <style:text-properties style:font-name="Liberation Serif" fo:font-size="10pt" officeooo:rsid="006eb21a" officeooo:paragraph-rsid="00713034" style:font-size-asian="10pt" style:font-size-complex="10pt"/>
    </style:style>
    <style:style style:name="P84" style:family="paragraph" style:parent-style-name="Standard">
      <style:paragraph-properties fo:text-align="center" style:justify-single-word="false"/>
      <style:text-properties fo:font-size="22pt" fo:font-weight="bold" officeooo:rsid="0017a01e" officeooo:paragraph-rsid="0017a01e" style:font-size-asian="22pt" style:font-weight-asian="bold" style:font-size-complex="22pt" style:font-weight-complex="600"/>
    </style:style>
    <style:style style:name="P85" style:family="paragraph" style:parent-style-name="Table_20_Contents">
      <style:text-properties fo:font-size="9pt" officeooo:rsid="001a4df0" officeooo:paragraph-rsid="001a4df0" style:font-size-asian="9pt" style:font-size-complex="9pt"/>
    </style:style>
    <style:style style:name="P86" style:family="paragraph" style:parent-style-name="Table_20_Contents">
      <style:text-properties style:font-name="FreeSans" fo:font-size="9pt" officeooo:rsid="001a4df0" officeooo:paragraph-rsid="001a4df0" style:font-size-asian="9pt" style:font-size-complex="9pt"/>
    </style:style>
    <style:style style:name="P87" style:family="paragraph" style:parent-style-name="Table_20_Contents">
      <style:text-properties style:font-name="FreeSans" fo:font-size="9pt" officeooo:rsid="001a4df0" officeooo:paragraph-rsid="001bd860" style:font-size-asian="9pt" style:font-size-complex="9pt"/>
    </style:style>
    <style:style style:name="P88" style:family="paragraph" style:parent-style-name="Table_20_Contents">
      <style:text-properties style:font-name="FreeSans" fo:font-size="9pt" officeooo:rsid="001a4df0" officeooo:paragraph-rsid="00389676" style:font-size-asian="9pt" style:font-size-complex="9pt"/>
    </style:style>
    <style:style style:name="P89" style:family="paragraph" style:parent-style-name="Table_20_Contents">
      <style:text-properties style:font-name="FreeSans" fo:font-size="9pt" officeooo:rsid="001a4df0" officeooo:paragraph-rsid="0056d521" style:font-size-asian="9pt" style:font-size-complex="9pt"/>
    </style:style>
    <style:style style:name="P90" style:family="paragraph" style:parent-style-name="Table_20_Contents">
      <style:text-properties style:font-name="FreeSans" fo:font-size="9pt" officeooo:rsid="001a4df0" officeooo:paragraph-rsid="0058dd55" style:font-size-asian="9pt" style:font-size-complex="9pt"/>
    </style:style>
    <style:style style:name="P91" style:family="paragraph" style:parent-style-name="Table_20_Contents">
      <style:text-properties style:font-name="FreeSans" fo:font-size="9pt" officeooo:rsid="001a4df0" officeooo:paragraph-rsid="006bf9e6" style:font-size-asian="9pt" style:font-size-complex="9pt"/>
    </style:style>
    <style:style style:name="P92" style:family="paragraph" style:parent-style-name="Table_20_Contents">
      <style:text-properties style:font-name="FreeSans" fo:font-size="9pt" officeooo:rsid="001a4df0" officeooo:paragraph-rsid="00615e39" style:font-size-asian="9pt" style:font-size-complex="9pt"/>
    </style:style>
    <style:style style:name="P93" style:family="paragraph" style:parent-style-name="Table_20_Contents">
      <style:text-properties style:font-name="FreeSans" fo:font-size="9pt" officeooo:rsid="001a4df0" officeooo:paragraph-rsid="0067c22a" style:font-size-asian="9pt" style:font-size-complex="9pt"/>
    </style:style>
    <style:style style:name="P94" style:family="paragraph" style:parent-style-name="Table_20_Contents">
      <style:text-properties style:font-name="FreeSans" fo:font-size="9pt" officeooo:rsid="0056d521" officeooo:paragraph-rsid="0056d521" style:font-size-asian="9pt" style:font-size-complex="9pt"/>
    </style:style>
    <style:style style:name="P95" style:family="paragraph" style:parent-style-name="Table_20_Contents">
      <style:text-properties style:font-name="FreeSans" fo:font-size="9pt" officeooo:rsid="0058dd55" officeooo:paragraph-rsid="0058dd55" style:font-size-asian="9pt" style:font-size-complex="9pt"/>
    </style:style>
    <style:style style:name="P96" style:family="paragraph" style:parent-style-name="Table_20_Contents">
      <style:text-properties style:font-name="FreeSans" fo:font-size="9pt" officeooo:rsid="005ed795" officeooo:paragraph-rsid="005ed795" style:font-size-asian="9pt" style:font-size-complex="9pt"/>
    </style:style>
    <style:style style:name="P97" style:family="paragraph" style:parent-style-name="Table_20_Contents">
      <style:text-properties style:font-name="FreeSans" fo:font-size="9pt" officeooo:rsid="005ed795" officeooo:paragraph-rsid="00615e39" style:font-size-asian="9pt" style:font-size-complex="9pt"/>
    </style:style>
    <style:style style:name="P98" style:family="paragraph" style:parent-style-name="Table_20_Contents">
      <style:text-properties style:font-name="FreeSans" fo:font-size="9pt" officeooo:rsid="005ed795" officeooo:paragraph-rsid="0067c22a" style:font-size-asian="9pt" style:font-size-complex="9pt"/>
    </style:style>
    <style:style style:name="P99" style:family="paragraph" style:parent-style-name="Table_20_Contents">
      <style:text-properties style:font-name="FreeSans" fo:font-size="9pt" officeooo:rsid="0061730c" officeooo:paragraph-rsid="0061730c" style:font-size-asian="9pt" style:font-size-complex="9pt"/>
    </style:style>
    <style:style style:name="P100" style:family="paragraph" style:parent-style-name="Table_20_Contents">
      <style:text-properties style:font-name="FreeSans" fo:font-size="9pt" officeooo:rsid="0061730c" officeooo:paragraph-rsid="0067c22a" style:font-size-asian="9pt" style:font-size-complex="9pt"/>
    </style:style>
    <style:style style:name="P101" style:family="paragraph" style:parent-style-name="Table_20_Contents">
      <style:text-properties style:font-name="FreeSans" fo:font-size="9pt" officeooo:rsid="006300c3" officeooo:paragraph-rsid="006300c3" style:font-size-asian="9pt" style:font-size-complex="9pt"/>
    </style:style>
    <style:style style:name="P102" style:family="paragraph" style:parent-style-name="Table_20_Contents">
      <style:text-properties style:font-name="FreeSans" fo:font-size="9pt" officeooo:rsid="0068979f" officeooo:paragraph-rsid="0068979f" style:font-size-asian="9pt" style:font-size-complex="9pt"/>
    </style:style>
    <style:style style:name="P103" style:family="paragraph" style:parent-style-name="Table_20_Contents">
      <style:text-properties style:font-name="FreeSans" fo:font-size="9pt" officeooo:rsid="006bf9e6" officeooo:paragraph-rsid="006bf9e6" style:font-size-asian="9pt" style:font-size-complex="9pt"/>
    </style:style>
    <style:style style:name="P104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17a01e" officeooo:paragraph-rsid="0017a01e" style:font-size-asian="10pt" style:font-size-complex="10pt"/>
    </style:style>
    <style:style style:name="P105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17a01e" officeooo:paragraph-rsid="003563c0" style:font-size-asian="10pt" style:font-size-complex="10pt"/>
    </style:style>
    <style:style style:name="P106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17a01e" officeooo:paragraph-rsid="0045792d" style:font-size-asian="10pt" style:font-size-complex="10pt"/>
    </style:style>
    <style:style style:name="P107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17a01e" officeooo:paragraph-rsid="006bf9e6" style:font-size-asian="10pt" style:font-size-complex="10pt"/>
    </style:style>
    <style:style style:name="P108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19495d" officeooo:paragraph-rsid="0019495d" style:font-size-asian="10pt" style:font-size-complex="10pt"/>
    </style:style>
    <style:style style:name="P109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19495d" officeooo:paragraph-rsid="003563c0" style:font-size-asian="10pt" style:font-size-complex="10pt"/>
    </style:style>
    <style:style style:name="P110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19495d" officeooo:paragraph-rsid="0045792d" style:font-size-asian="10pt" style:font-size-complex="10pt"/>
    </style:style>
    <style:style style:name="P111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19495d" officeooo:paragraph-rsid="006bf9e6" style:font-size-asian="10pt" style:font-size-complex="10pt"/>
    </style:style>
    <style:style style:name="P112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0pt" officeooo:rsid="0045792d" officeooo:paragraph-rsid="0045792d" style:font-size-asian="10pt" style:font-size-complex="10pt"/>
    </style:style>
    <style:style style:name="P113" style:family="paragraph" style:parent-style-name="Table_20_Contents">
      <style:paragraph-properties fo:margin-top="0in" fo:margin-bottom="0in" style:contextual-spacing="false"/>
      <style:text-properties style:font-name="FreeSans" fo:font-size="10pt" style:font-size-asian="10pt" style:font-size-complex="10pt"/>
    </style:style>
    <style:style style:name="P114" style:family="paragraph" style:parent-style-name="Table_20_Contents">
      <style:paragraph-properties fo:margin-top="0in" fo:margin-bottom="0in" style:contextual-spacing="false"/>
      <style:text-properties style:font-name="FreeSans" fo:font-size="10pt" officeooo:rsid="0017a01e" officeooo:paragraph-rsid="0017a01e" style:font-size-asian="10pt" style:font-size-complex="10pt"/>
    </style:style>
    <style:style style:name="P115" style:family="paragraph" style:parent-style-name="Table_20_Contents">
      <style:paragraph-properties fo:margin-top="0in" fo:margin-bottom="0in" style:contextual-spacing="false"/>
      <style:text-properties style:font-name="FreeSans" fo:font-size="10pt" officeooo:rsid="0017a01e" officeooo:paragraph-rsid="001bd860" style:font-size-asian="10pt" style:font-size-complex="10pt"/>
    </style:style>
    <style:style style:name="P116" style:family="paragraph" style:parent-style-name="Table_20_Contents">
      <style:paragraph-properties fo:margin-top="0in" fo:margin-bottom="0in" style:contextual-spacing="false"/>
      <style:text-properties style:font-name="FreeSans" fo:font-size="10pt" officeooo:rsid="0017a01e" officeooo:paragraph-rsid="003563c0" style:font-size-asian="10pt" style:font-size-complex="10pt"/>
    </style:style>
    <style:style style:name="P117" style:family="paragraph" style:parent-style-name="Table_20_Contents">
      <style:paragraph-properties fo:margin-top="0in" fo:margin-bottom="0in" style:contextual-spacing="false"/>
      <style:text-properties style:font-name="FreeSans" fo:font-size="10pt" officeooo:rsid="0017a01e" officeooo:paragraph-rsid="0045792d" style:font-size-asian="10pt" style:font-size-complex="10pt"/>
    </style:style>
    <style:style style:name="P118" style:family="paragraph" style:parent-style-name="Table_20_Contents">
      <style:paragraph-properties fo:margin-top="0in" fo:margin-bottom="0in" style:contextual-spacing="false"/>
      <style:text-properties style:font-name="FreeSans" fo:font-size="10pt" officeooo:rsid="0017a01e" officeooo:paragraph-rsid="006bf9e6" style:font-size-asian="10pt" style:font-size-complex="10pt"/>
    </style:style>
    <style:style style:name="P119" style:family="paragraph" style:parent-style-name="Table_20_Contents">
      <style:paragraph-properties fo:margin-top="0in" fo:margin-bottom="0in" style:contextual-spacing="false"/>
      <style:text-properties style:font-name="FreeSans" fo:font-size="10pt" officeooo:rsid="0019495d" officeooo:paragraph-rsid="0019495d" style:font-size-asian="10pt" style:font-size-complex="10pt"/>
    </style:style>
    <style:style style:name="P120" style:family="paragraph" style:parent-style-name="Table_20_Contents">
      <style:paragraph-properties fo:margin-top="0in" fo:margin-bottom="0in" style:contextual-spacing="false"/>
      <style:text-properties style:font-name="FreeSans" fo:font-size="10pt" officeooo:rsid="0019495d" officeooo:paragraph-rsid="001bd860" style:font-size-asian="10pt" style:font-size-complex="10pt"/>
    </style:style>
    <style:style style:name="P121" style:family="paragraph" style:parent-style-name="Table_20_Contents">
      <style:paragraph-properties fo:margin-top="0in" fo:margin-bottom="0in" style:contextual-spacing="false"/>
      <style:text-properties style:font-name="FreeSans" fo:font-size="10pt" officeooo:rsid="0019495d" officeooo:paragraph-rsid="003563c0" style:font-size-asian="10pt" style:font-size-complex="10pt"/>
    </style:style>
    <style:style style:name="P122" style:family="paragraph" style:parent-style-name="Table_20_Contents">
      <style:paragraph-properties fo:margin-top="0in" fo:margin-bottom="0in" style:contextual-spacing="false"/>
      <style:text-properties style:font-name="FreeSans" fo:font-size="10pt" officeooo:rsid="0019495d" officeooo:paragraph-rsid="0045792d" style:font-size-asian="10pt" style:font-size-complex="10pt"/>
    </style:style>
    <style:style style:name="P123" style:family="paragraph" style:parent-style-name="Table_20_Contents">
      <style:paragraph-properties fo:margin-top="0in" fo:margin-bottom="0in" style:contextual-spacing="false"/>
      <style:text-properties style:font-name="FreeSans" fo:font-size="10pt" officeooo:rsid="0019495d" officeooo:paragraph-rsid="006bf9e6" style:font-size-asian="10pt" style:font-size-complex="10pt"/>
    </style:style>
    <style:style style:name="P124" style:family="paragraph" style:parent-style-name="Table_20_Contents">
      <style:paragraph-properties fo:margin-top="0in" fo:margin-bottom="0in" style:contextual-spacing="false"/>
      <style:text-properties style:font-name="FreeSans" fo:font-size="10pt" officeooo:paragraph-rsid="001bd860" style:font-size-asian="10pt" style:font-size-complex="10pt"/>
    </style:style>
    <style:style style:name="P125" style:family="paragraph" style:parent-style-name="Table_20_Contents">
      <style:paragraph-properties fo:margin-top="0in" fo:margin-bottom="0in" style:contextual-spacing="false"/>
      <style:text-properties style:font-name="FreeSans" fo:font-size="10pt" officeooo:paragraph-rsid="0045792d" style:font-size-asian="10pt" style:font-size-complex="10pt"/>
    </style:style>
    <style:style style:name="P126" style:family="paragraph" style:parent-style-name="Table_20_Contents">
      <style:paragraph-properties fo:margin-top="0in" fo:margin-bottom="0in" style:contextual-spacing="false"/>
      <style:text-properties style:font-name="FreeSans" fo:font-size="10pt" officeooo:rsid="0045792d" officeooo:paragraph-rsid="0045792d" style:font-size-asian="10pt" style:font-size-complex="10pt"/>
    </style:style>
    <style:style style:name="P127" style:family="paragraph" style:parent-style-name="Table_20_Contents">
      <style:paragraph-properties fo:margin-top="0in" fo:margin-bottom="0in" style:contextual-spacing="false"/>
      <style:text-properties style:font-name="FreeSans" fo:font-size="10pt" officeooo:rsid="006bf9e6" officeooo:paragraph-rsid="006bf9e6" style:font-size-asian="10pt" style:font-size-complex="10pt"/>
    </style:style>
    <style:style style:name="P128" style:family="paragraph" style:parent-style-name="Standard">
      <style:paragraph-properties fo:margin-top="0in" fo:margin-bottom="0in" style:contextual-spacing="false"/>
      <style:text-properties fo:font-size="10pt" officeooo:rsid="004026f9" officeooo:paragraph-rsid="005fe338" style:font-size-asian="8.75pt" style:font-size-complex="10pt"/>
    </style:style>
    <style:style style:name="P129" style:family="paragraph" style:parent-style-name="Standard">
      <style:paragraph-properties fo:margin-top="0in" fo:margin-bottom="0in" style:contextual-spacing="false"/>
      <style:text-properties fo:font-size="10pt" officeooo:rsid="00701e38" officeooo:paragraph-rsid="00701e38" style:font-size-asian="8.75pt" style:font-size-complex="10pt"/>
    </style:style>
    <style:style style:name="P130" style:family="paragraph" style:parent-style-name="Standard">
      <style:paragraph-properties fo:margin-top="0in" fo:margin-bottom="0in" style:contextual-spacing="false"/>
      <style:text-properties style:font-name="Liberation Serif" fo:font-size="10pt" officeooo:rsid="004026f9" officeooo:paragraph-rsid="00701e38" style:font-size-asian="8.75pt" style:font-size-complex="10pt"/>
    </style:style>
    <style:style style:name="P131" style:family="paragraph" style:parent-style-name="Standard">
      <style:paragraph-properties fo:margin-top="0in" fo:margin-bottom="0in" style:contextual-spacing="false"/>
      <style:text-properties style:font-name="Liberation Serif" fo:font-size="10pt" officeooo:rsid="00701e38" officeooo:paragraph-rsid="00701e38" style:font-size-asian="8.75pt" style:font-size-complex="10pt"/>
    </style:style>
    <style:style style:name="P132" style:family="paragraph" style:parent-style-name="Standard">
      <style:paragraph-properties fo:margin-top="0.1in" fo:margin-bottom="0in" style:contextual-spacing="false"/>
      <style:text-properties style:font-name="Liberation Serif" fo:font-size="10pt" fo:font-weight="normal" officeooo:rsid="0058963f" officeooo:paragraph-rsid="0058963f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margin-top="0in" fo:margin-bottom="0.1in" style:contextual-spacing="false"/>
      <style:text-properties style:font-name="FreeSans" fo:font-size="10pt" fo:font-weight="normal" officeooo:rsid="005db7ae" officeooo:paragraph-rsid="005e78ef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margin-top="0in" fo:margin-bottom="0.1in" style:contextual-spacing="false"/>
      <style:text-properties style:font-name="FreeSans" fo:font-size="10pt" fo:font-weight="normal" officeooo:rsid="004852ec" officeooo:paragraph-rsid="005fe338" style:font-size-asian="8.75pt" style:font-weight-asian="normal" style:font-size-complex="10pt" style:font-weight-complex="normal"/>
    </style:style>
    <style:style style:name="P135" style:family="paragraph" style:parent-style-name="Standard">
      <style:paragraph-properties fo:margin-top="0in" fo:margin-bottom="0.1in" style:contextual-spacing="false"/>
      <style:text-properties style:font-name="Liberation Serif" fo:font-size="12pt" fo:font-weight="bold" officeooo:rsid="00318e60" officeooo:paragraph-rsid="004a4871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top="0in" fo:margin-bottom="0.1in" style:contextual-spacing="false"/>
      <style:text-properties fo:font-size="10pt" officeooo:rsid="005fe338" officeooo:paragraph-rsid="005fe338" style:font-size-asian="10pt" style:font-size-complex="10pt"/>
    </style:style>
    <style:style style:name="P137" style:family="paragraph" style:parent-style-name="Table_20_Contents">
      <style:text-properties style:font-name="FreeSans" fo:font-size="9pt" officeooo:rsid="006bf9e6" officeooo:paragraph-rsid="006bf9e6" style:font-size-asian="9pt" style:font-size-complex="9pt"/>
    </style:style>
    <style:style style:name="T1" style:family="text">
      <style:text-properties officeooo:rsid="001bd860"/>
    </style:style>
    <style:style style:name="T2" style:family="text">
      <style:text-properties officeooo:rsid="001d317a"/>
    </style:style>
    <style:style style:name="T3" style:family="text">
      <style:text-properties style:font-name="FreeSans"/>
    </style:style>
    <style:style style:name="T4" style:family="text">
      <style:text-properties style:font-name="FreeSans" officeooo:rsid="0025d5bb"/>
    </style:style>
    <style:style style:name="T5" style:family="text">
      <style:text-properties style:font-name="FreeSans" fo:font-size="10pt" officeooo:rsid="005db7ae" style:font-size-asian="10pt" style:font-size-complex="10pt"/>
    </style:style>
    <style:style style:name="T6" style:family="text">
      <style:text-properties style:font-name="FreeSans" fo:font-size="10pt" fo:font-weight="bold" officeooo:rsid="005db7ae" style:font-size-asian="10pt" style:font-weight-asian="bold" style:font-size-complex="10pt" style:font-weight-complex="bold"/>
    </style:style>
    <style:style style:name="T7" style:family="text">
      <style:text-properties style:font-name="FreeSans" fo:font-weight="normal" style:font-weight-asian="normal" style:font-weight-complex="normal"/>
    </style:style>
    <style:style style:name="T8" style:family="text">
      <style:text-properties style:font-name="FreeSans" fo:font-weight="normal" officeooo:rsid="004852ec" style:font-weight-asian="normal" style:font-weight-complex="normal"/>
    </style:style>
    <style:style style:name="T9" style:family="text">
      <style:text-properties style:font-name="FreeSans" fo:font-weight="normal" officeooo:rsid="005fe338" style:font-weight-asian="normal" style:font-weight-complex="normal"/>
    </style:style>
    <style:style style:name="T10" style:family="text">
      <style:text-properties style:font-name="FreeSans" fo:font-weight="normal" officeooo:rsid="00701e38" style:font-weight-asian="normal" style:font-weight-complex="normal"/>
    </style:style>
    <style:style style:name="T11" style:family="text">
      <style:text-properties officeooo:rsid="00233029"/>
    </style:style>
    <style:style style:name="T12" style:family="text">
      <style:text-properties officeooo:rsid="002448e5"/>
    </style:style>
    <style:style style:name="T13" style:family="text">
      <style:text-properties officeooo:rsid="0025d5bb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2d6716"/>
    </style:style>
    <style:style style:name="T16" style:family="text">
      <style:text-properties style:font-name="Liberation Serif" officeooo:rsid="002da6dd"/>
    </style:style>
    <style:style style:name="T17" style:family="text">
      <style:text-properties style:font-name="Liberation Serif" officeooo:rsid="003043dd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04a4871" style:font-weight-asian="bold" style:font-weight-complex="bold"/>
    </style:style>
    <style:style style:name="T20" style:family="text">
      <style:text-properties officeooo:rsid="00338d2d"/>
    </style:style>
    <style:style style:name="T21" style:family="text">
      <style:text-properties officeooo:rsid="003563c0"/>
    </style:style>
    <style:style style:name="T22" style:family="text">
      <style:text-properties officeooo:rsid="0036ddb8"/>
    </style:style>
    <style:style style:name="T23" style:family="text">
      <style:text-properties officeooo:rsid="00389676"/>
    </style:style>
    <style:style style:name="T24" style:family="text">
      <style:text-properties officeooo:rsid="00390b8a"/>
    </style:style>
    <style:style style:name="T25" style:family="text">
      <style:text-properties officeooo:rsid="003b4b71"/>
    </style:style>
    <style:style style:name="T26" style:family="text">
      <style:text-properties officeooo:rsid="004207a2"/>
    </style:style>
    <style:style style:name="T27" style:family="text">
      <style:text-properties officeooo:rsid="0045792d"/>
    </style:style>
    <style:style style:name="T28" style:family="text">
      <style:text-properties officeooo:rsid="004852ec"/>
    </style:style>
    <style:style style:name="T29" style:family="text">
      <style:text-properties officeooo:rsid="004a4871"/>
    </style:style>
    <style:style style:name="T30" style:family="text">
      <style:text-properties officeooo:rsid="004c379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a4871" style:font-weight-asian="bold" style:font-weight-complex="bold"/>
    </style:style>
    <style:style style:name="T33" style:family="text">
      <style:text-properties fo:font-weight="bold" officeooo:rsid="00338d2d" style:font-weight-asian="bold" style:font-weight-complex="bold"/>
    </style:style>
    <style:style style:name="T34" style:family="text">
      <style:text-properties officeooo:rsid="004fa7ef"/>
    </style:style>
    <style:style style:name="T35" style:family="text">
      <style:text-properties officeooo:rsid="00531d05"/>
    </style:style>
    <style:style style:name="T36" style:family="text">
      <style:text-properties officeooo:rsid="0053c449"/>
    </style:style>
    <style:style style:name="T37" style:family="text">
      <style:text-properties officeooo:rsid="0056d521"/>
    </style:style>
    <style:style style:name="T38" style:family="text">
      <style:text-properties officeooo:rsid="0058dd55"/>
    </style:style>
    <style:style style:name="T39" style:family="text">
      <style:text-properties officeooo:rsid="005ed795"/>
    </style:style>
    <style:style style:name="T40" style:family="text">
      <style:text-properties officeooo:rsid="005ef5bc"/>
    </style:style>
    <style:style style:name="T41" style:family="text">
      <style:text-properties officeooo:rsid="005f171c"/>
    </style:style>
    <style:style style:name="T42" style:family="text">
      <style:text-properties officeooo:rsid="00615e39"/>
    </style:style>
    <style:style style:name="T43" style:family="text">
      <style:text-properties officeooo:rsid="006300c3"/>
    </style:style>
    <style:style style:name="T44" style:family="text">
      <style:text-properties officeooo:rsid="0068f7e8"/>
    </style:style>
    <style:style style:name="T45" style:family="text">
      <style:text-properties officeooo:rsid="006bf9e6"/>
    </style:style>
    <style:style style:name="T46" style:family="text">
      <style:text-properties officeooo:rsid="006d08dc"/>
    </style:style>
    <style:style style:name="T47" style:family="text">
      <style:text-properties officeooo:rsid="006e6f41"/>
    </style:style>
    <style:style style:name="T48" style:family="text">
      <style:text-properties officeooo:rsid="00713034"/>
    </style:style>
    <style:style style:name="T49" style:family="text">
      <style:text-properties officeooo:rsid="00751170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“<text:span text:style-name="T34">Cheat <text:s/>Sheet” for MAPP Hands-on Workshop</text:span></text:p>
      <text:p text:style-name="P1"/>
      <text:p text:style-name="P62">1. Simple linear resistor model:</text:p>
      <text:p text:style-name="P3"/>
      <text:p text:style-name="P10"><text:span text:style-name="T3">&gt;&gt; model_starter</text:span><text:span text:style-name="T4">()</text:span><text:span text:style-name="T3">;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4">Please enter the model's name (e.g., my_r_model): <text:s text:c="3"/></text:p>
          </table:table-cell>
          <table:table-cell table:style-name="Table1.B1" office:value-type="string">
            <text:p text:style-name="P114">myR</text:p>
          </table:table-cell>
        </table:table-row>
        <table:table-row>
          <table:table-cell table:style-name="Table1.A2" office:value-type="string">
            <text:p text:style-name="P104">Please enter the number of terminals in the model (e.g., 2): <text:s text:c="3"/></text:p>
          </table:table-cell>
          <table:table-cell table:style-name="Table1.B2" office:value-type="string">
            <text:p text:style-name="P114">2</text:p>
          </table:table-cell>
        </table:table-row>
        <table:table-row table:style-name="Table1.3">
          <table:table-cell table:style-name="Table1.A2" office:value-type="string">
            <text:p text:style-name="P104">Hit Enter when ready to enter the names of your nodes: <text:s text:c="3"/></text:p>
          </table:table-cell>
          <table:table-cell table:style-name="Table1.B2" office:value-type="string">
            <text:p text:style-name="P113"><draw:frame draw:style-name="fr1" draw:name="Image1" text:anchor-type="paragraph" svg:width="0.2118in" svg:height="0.2118in" draw:z-index="0"><draw:image xlink:href="Pictures/100000000000008000000080AB6326FE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08">Name of the first terminal (e.g., a): <text:s text:c="3"/></text:p>
          </table:table-cell>
          <table:table-cell table:style-name="Table1.B2" office:value-type="string">
            <text:p text:style-name="P119">p</text:p>
          </table:table-cell>
        </table:table-row>
        <table:table-row>
          <table:table-cell table:style-name="Table1.A2" office:value-type="string">
            <text:p text:style-name="P108">Name of the last terminal (reference terminal, e.g., ref): <text:s text:c="3"/></text:p>
          </table:table-cell>
          <table:table-cell table:style-name="Table1.B2" office:value-type="string">
            <text:p text:style-name="P119">n</text:p>
          </table:table-cell>
        </table:table-row>
        <table:table-row>
          <table:table-cell table:style-name="Table1.A2" office:value-type="string">
            <text:p text:style-name="P108">The I/O names for this model are: <text:s text:c="3"/></text:p>
            <text:p text:style-name="P108"><text:s text:c="4"/>vpn, ipn <text:s text:c="23"/></text:p>
            <text:p text:style-name="P108">Among them, which one(s) can be expressed explicitly in your model equations? <text:s text:c="3"/></text:p>
          </table:table-cell>
          <table:table-cell table:style-name="Table1.B2" office:value-type="string">
            <text:p text:style-name="P119">ipn</text:p>
          </table:table-cell>
        </table:table-row>
        <table:table-row>
          <table:table-cell table:style-name="Table1.A2" office:value-type="string">
            <text:p text:style-name="P108">Enter the names of the model's internal unknowns (e.g., unk1, unk2). <text:s text:c="3"/></text:p>
            <text:p text:style-name="P108">If there are no internal unknowns, just hit enter: <text:s text:c="4"/></text:p>
          </table:table-cell>
          <table:table-cell table:style-name="Table1.B2" office:value-type="string">
            <text:p text:style-name="P113"><draw:frame draw:style-name="fr1" draw:name="Image2" text:anchor-type="paragraph" svg:width="0.2118in" svg:height="0.2118in" draw:z-index="1"><draw:image xlink:href="Pictures/100000000000008000000080AB6326FE.jpg" xlink:type="simple" xlink:show="embed" xlink:actuate="onLoad"/></draw:frame></text:p>
          </table:table-cell>
        </table:table-row>
      </table:table>
      <text:p text:style-name="P1"/>
      <text:p text:style-name="P23">&gt;&gt; edit myR.m;</text:p>
      <text:p text:style-name="P1"/>
      <text:p text:style-name="P10">Changes to make to myR.m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5">% Please enter the parameter(s) using the following template: </text:p>
            <text:p text:style-name="P85">% MOD = add_to_ee_model(MOD,'parms',{'parm1_name', default_val1}); </text:p>
            <text:p text:style-name="P85">% <text:s text:c="44"/>^ <text:s text:c="11"/>^ <text:s text:c="8"/></text:p>
            <text:p text:style-name="P85">% <text:s text:c="45"/>CHANGE THESE <text:s text:c="9"/></text:p>
            <text:p text:style-name="P85">% MOD = add_to_ee_model(MOD,'parms',{parm2_name', default_val2}); </text:p>
            <text:p text:style-name="P85">% <text:s text:c="44"/>^ <text:s text:c="11"/>^ <text:s text:c="8"/></text:p>
            <text:p text:style-name="P85">% <text:s text:c="45"/>CHANGE THESE <text:s text:c="9"/></text:p>
            <text:p text:style-name="P85">DELETE THIS LINE WHEN DONE ENTERING YOUR PARAMETERS</text:p>
          </table:table-cell>
          <table:table-cell table:style-name="Table2.B1" office:value-type="string">
            <text:p text:style-name="P86">MOD = add_to_ee_model(MOD, 'parms', {'R', 1000.0});</text:p>
          </table:table-cell>
        </table:table-row>
        <table:table-row>
          <table:table-cell table:style-name="Table2.A2" office:value-type="string">
            <text:p text:style-name="P85">ipn_fe = ... FILL THIS IN </text:p>
          </table:table-cell>
          <table:table-cell table:style-name="Table2.B2" office:value-type="string">
            <text:p text:style-name="P86">ipn_fe = vpn/R; </text:p>
          </table:table-cell>
        </table:table-row>
        <table:table-row>
          <table:table-cell table:style-name="Table2.A3" office:value-type="string">
            <text:p text:style-name="P85">ipn_qe = ... FILL THIS IN</text:p>
          </table:table-cell>
          <table:table-cell table:style-name="Table2.B3" office:value-type="string">
            <text:p text:style-name="P86">ipn_qe = 0;</text:p>
          </table:table-cell>
        </table:table-row>
      </table:table>
      <text:p text:style-name="P1"/>
      <text:p text:style-name="P31">&gt;&gt; MOD = myR<text:span text:style-name="T13">()</text:span>; </text:p>
      <text:p text:style-name="P31">&gt;&gt; check_ModSpec(MOD); </text:p>
      <text:p text:style-name="P31">&gt;&gt; MEO = model_exerciser(MOD);</text:p>
      <text:p text:style-name="P31">&gt;&gt; MEO.display(MEO); </text:p>
      <text:p text:style-name="P32">&gt;&gt; MEO.ipn_fe<text:span text:style-name="T2">(</text:span>-1:0.1:1, MEO);</text:p>
      <text:p text:style-name="P31">&gt;&gt; MEO.plot('ipn_fe', -1:0.1:1, MEO);</text:p>
      <text:p text:style-name="P31">&gt;&gt; MEO.plot('ipn_fe', -1:0.1:1, 'R', 1e3:0.5e3:10e3, MEO);</text:p>
      <text:p text:style-name="P28"/>
      <text:p text:style-name="P50"><text:span text:style-name="T14">Optional: </text:span><text:span text:style-name="T16">create myR2.m, </text:span><text:span text:style-name="T14">add another parameter R2 to </text:span><text:span text:style-name="T16">it,</text:span><text:span text:style-name="T14"> change model equation to ipn = vpn/R + vpn^3/R2,</text:span></text:p>
      <text:p text:style-name="P50"><text:span text:style-name="T14"><text:s text:c="16"/></text:span><text:span text:style-name="T15">then plot ipn_fe of the model.</text:span></text:p>
      <text:p text:style-name="P28"/>
      <text:p text:style-name="P62">2. Capacitor:</text:p>
      <text:p text:style-name="P18"/>
      <text:p text:style-name="P11"><text:span text:style-name="T3">&gt;&gt; model_starter</text:span><text:span text:style-name="T4">()</text:span><text:span text:style-name="T3">;</text:span></text:p>
      <text:p text:style-name="P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04">Please enter the model's name (e.g., my_r_model): <text:s text:c="3"/></text:p>
          </table:table-cell>
          <table:table-cell table:style-name="Table3.B1" office:value-type="string">
            <text:p text:style-name="P115">my<text:span text:style-name="T1">C</text:span></text:p>
          </table:table-cell>
        </table:table-row>
        <table:table-row>
          <table:table-cell table:style-name="Table3.A2" office:value-type="string">
            <text:p text:style-name="P104">Please enter the number of terminals in the model (e.g., 2): <text:s text:c="3"/></text:p>
          </table:table-cell>
          <table:table-cell table:style-name="Table3.B2" office:value-type="string">
            <text:p text:style-name="P115">2</text:p>
          </table:table-cell>
        </table:table-row>
        <table:table-row table:style-name="Table3.3">
          <table:table-cell table:style-name="Table3.A2" office:value-type="string">
            <text:p text:style-name="P104">Hit Enter when ready to enter the names of your nodes: <text:s text:c="3"/></text:p>
          </table:table-cell>
          <table:table-cell table:style-name="Table3.B2" office:value-type="string">
            <text:p text:style-name="P124"><draw:frame draw:style-name="fr1" draw:name="Image3" text:anchor-type="paragraph" svg:width="0.2118in" svg:height="0.2118in" draw:z-index="2"><draw:image xlink:href="Pictures/100000000000008000000080AB6326FE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08">Name of the first terminal (e.g., a): <text:s text:c="3"/></text:p>
          </table:table-cell>
          <table:table-cell table:style-name="Table3.B2" office:value-type="string">
            <text:p text:style-name="P120">p</text:p>
          </table:table-cell>
        </table:table-row>
        <table:table-row>
          <table:table-cell table:style-name="Table3.A2" office:value-type="string">
            <text:p text:style-name="P108">Name of the last terminal (reference terminal, e.g., ref): <text:s text:c="3"/></text:p>
          </table:table-cell>
          <table:table-cell table:style-name="Table3.B2" office:value-type="string">
            <text:p text:style-name="P120">n</text:p>
          </table:table-cell>
        </table:table-row>
        <table:table-row>
          <table:table-cell table:style-name="Table3.A2" office:value-type="string">
            <text:p text:style-name="P108">The I/O names for this model are: <text:s text:c="3"/></text:p>
            <text:p text:style-name="P108"><text:s text:c="4"/>vpn, ipn <text:s text:c="22"/></text:p>
            <text:p text:style-name="P108">Among them, which one(s) can be expressed explicitly in your model equations? <text:s text:c="3"/></text:p>
          </table:table-cell>
          <table:table-cell table:style-name="Table3.B2" office:value-type="string">
            <text:p text:style-name="P120">ipn</text:p>
          </table:table-cell>
        </table:table-row>
        <table:table-row>
          <table:table-cell table:style-name="Table3.A2" office:value-type="string">
            <text:p text:style-name="P108">Enter the names of the model's internal unknowns (e.g., unk1, unk2). <text:s text:c="3"/></text:p>
            <text:p text:style-name="P108">If there are no internal unknowns, just hit enter: <text:s text:c="4"/></text:p>
          </table:table-cell>
          <table:table-cell table:style-name="Table3.B2" office:value-type="string">
            <text:p text:style-name="P124"><draw:frame draw:style-name="fr1" draw:name="Image4" text:anchor-type="paragraph" svg:width="0.2118in" svg:height="0.2118in" draw:z-index="3"><draw:image xlink:href="Pictures/100000000000008000000080AB6326FE.jpg" xlink:type="simple" xlink:show="embed" xlink:actuate="onLoad"/></draw:frame></text:p>
          </table:table-cell>
        </table:table-row>
      </table:table>
      <text:p text:style-name="P2"/>
      <text:p text:style-name="P24">&gt;&gt; edit my<text:span text:style-name="T1">C</text:span>.m</text:p>
      <text:p text:style-name="P2"/>
      <text:p text:style-name="P11">Changes to make to my<text:span text:style-name="T1">C</text:span>.m: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7">MOD = add_to_ee_model(MOD, 'parms', {'<text:span text:style-name="T1">C</text:span>', <text:span text:style-name="T1">1e-6</text:span>});</text:p>
          </table:table-cell>
        </table:table-row>
        <table:table-row>
          <table:table-cell table:style-name="Table4.A2" office:value-type="string">
            <text:p text:style-name="P87">ipn_fe = <text:span text:style-name="T1">0</text:span>; </text:p>
          </table:table-cell>
        </table:table-row>
        <table:table-row>
          <table:table-cell table:style-name="Table4.A3" office:value-type="string">
            <text:p text:style-name="P87">ipn_qe = <text:span text:style-name="T1">C*vpn</text:span>;</text:p>
          </table:table-cell>
        </table:table-row>
      </table:table>
      <text:p text:style-name="P2"/>
      <text:p text:style-name="P33">&gt;&gt; MOD = my<text:span text:style-name="T2">C()</text:span>; </text:p>
      <text:p text:style-name="P33">&gt;&gt; check_ModSpec(MOD); </text:p>
      <text:p text:style-name="P33">&gt;&gt; MEO = model_exerciser(MOD);</text:p>
      <text:p text:style-name="P33">&gt;&gt; MEO.display(MEO); </text:p>
      <text:p text:style-name="P33">&gt;&gt; MEO.plot('ipn_<text:span text:style-name="T2">q</text:span>e', -1:0.1:1, MEO);</text:p>
      <text:p text:style-name="P34"/>
      <text:p text:style-name="P64">3. RC <text:span text:style-name="T20">c</text:span>ircuit:</text:p>
      <text:p text:style-name="P37"/>
      <text:p text:style-name="P42">&gt;&gt; edit myRC_ckt.m;</text:p>
      <text:p text:style-name="P42"/>
      <text:p text:style-name="P43">&gt;&gt; ckt = myRC_ckt();</text:p>
      <text:p text:style-name="P44">&gt;&gt; DAE = MNA_EqnEngine(ckt);</text:p>
      <text:p text:style-name="P44">&gt;&gt; dcop = dot_op(DAE);</text:p>
      <text:p text:style-name="P44">&gt;&gt; dcop.print(dcop);</text:p>
      <text:p text:style-name="P44">&gt;&gt; dcSol = dcop.getSolution(dcop);</text:p>
      <text:p text:style-name="P45">&gt;&gt; <text:span text:style-name="T11">uDC = dcop.getDCinputs(dcop);</text:span></text:p>
      <text:p text:style-name="P45"/>
      <text:p text:style-name="P46">&gt;&gt; acObj = dot_ac(DAE, dcSol, uDC, 1, 1e6, 10, 'DEC');</text:p>
      <text:p text:style-name="P46">&gt;&gt; acObj.plot(acObj);</text:p>
      <text:p text:style-name="P46"/>
      <text:p text:style-name="P47">&gt;&gt; <text:span text:style-name="T12">tstart = 0; tstep = 1e-5; tstop = 5e-3;</text:span></text:p>
      <text:p text:style-name="P48">&gt;&gt; tranObj = dot_transient(DAE, [], tstart, tstep, tstop); </text:p>
      <text:p text:style-name="P48">&gt;&gt; tranObj.plot(tranObj); </text:p>
      <text:p text:style-name="P37"/>
      <text:p text:style-name="P76">or <text:span text:style-name="T35">simply run:</text:span></text:p>
      <text:p text:style-name="P49"/>
      <text:p text:style-name="P49">&gt;&gt; run_myRC_ckt;</text:p>
      <text:p text:style-name="P37"/>
      <text:p text:style-name="P51"><text:span text:style-name="T14">Optional: </text:span><text:span text:style-name="T17">use</text:span><text:span text:style-name="T16"> myR2.m </text:span><text:span text:style-name="T17">in myRC_ckt, run transient simulation again, and see what happens.</text:span></text:p>
      <text:p text:style-name="P37"/>
      <text:p text:style-name="P65"><text:soft-page-break/></text:p>
      <text:p text:style-name="P68">4. Resistor <text:span text:style-name="T29">models (</text:span>V=I*R, <text:span text:style-name="T29">0=V-I*R):</text:span></text:p>
      <text:p text:style-name="P12"/>
      <text:p text:style-name="P12"><text:span text:style-name="T3">&gt;&gt; model_starter</text:span><text:span text:style-name="T4">()</text:span><text:span text:style-name="T3">;</text:span></text:p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5">Please enter the model's name (e.g., my_r_model): <text:s text:c="3"/></text:p>
          </table:table-cell>
          <table:table-cell table:style-name="Table5.B1" office:value-type="string">
            <text:p text:style-name="P116">myR_<text:span text:style-name="T21">vpn</text:span></text:p>
          </table:table-cell>
        </table:table-row>
        <table:table-row>
          <table:table-cell table:style-name="Table5.A2" office:value-type="string">
            <text:p text:style-name="P105">… … <text:s text:c="4"/></text:p>
          </table:table-cell>
          <table:table-cell table:style-name="Table5.B2" office:value-type="string">
            <text:p text:style-name="P116"/>
          </table:table-cell>
        </table:table-row>
        <table:table-row>
          <table:table-cell table:style-name="Table5.A2" office:value-type="string">
            <text:p text:style-name="P109">The I/O names for this model are: <text:s text:c="3"/></text:p>
            <text:p text:style-name="P109"><text:s text:c="4"/>vpn, ipn <text:s text:c="23"/></text:p>
            <text:p text:style-name="P109">Among them, which one(s) can be expressed explicitly in your model equations? <text:s text:c="3"/></text:p>
          </table:table-cell>
          <table:table-cell table:style-name="Table5.B2" office:value-type="string">
            <text:p text:style-name="P121"><text:span text:style-name="T22">v</text:span>pn</text:p>
          </table:table-cell>
        </table:table-row>
      </table:table>
      <text:p text:style-name="P4"/>
      <text:p text:style-name="P25">&gt;&gt; edit myR_<text:span text:style-name="T23">vpn</text:span>.m;</text:p>
      <text:p text:style-name="P4"/>
      <text:p text:style-name="P13">Changes to make to my<text:span text:style-name="T23">R_vpn</text:span>.m: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8">MOD = add_to_ee_model(MOD, 'parms', {'<text:span text:style-name="T23">R</text:span>', <text:span text:style-name="T1">1000.0</text:span>});</text:p>
          </table:table-cell>
        </table:table-row>
        <table:table-row>
          <table:table-cell table:style-name="Table7.A2" office:value-type="string">
            <text:p text:style-name="P88"><text:span text:style-name="T23">v</text:span>pn_fe = <text:span text:style-name="T23">R * ipn</text:span>; </text:p>
          </table:table-cell>
        </table:table-row>
        <table:table-row>
          <table:table-cell table:style-name="Table7.A3" office:value-type="string">
            <text:p text:style-name="P88"><text:span text:style-name="T23">v</text:span>pn_qe = <text:span text:style-name="T23">0</text:span>;</text:p>
          </table:table-cell>
        </table:table-row>
      </table:table>
      <text:p text:style-name="P5"/>
      <text:p text:style-name="P29">&gt;&gt; MOD = myR_<text:span text:style-name="T24">vpn()</text:span>; </text:p>
      <text:p text:style-name="P29">&gt;&gt; check_ModSpec(MOD); </text:p>
      <text:p text:style-name="P38"/>
      <text:p text:style-name="P29">&gt;&gt; MEO = model_exerciser(MOD);</text:p>
      <text:p text:style-name="P29">&gt;&gt; MEO.display(MEO); </text:p>
      <text:p text:style-name="P29">&gt;&gt; MEO.<text:span text:style-name="T25">plot('v</text:span>pn_<text:span text:style-name="T24">f</text:span>e<text:span text:style-name="T25">', 1e-3*(</text:span>-1:0.1:1<text:span text:style-name="T24">)</text:span>, MEO);</text:p>
      <text:p text:style-name="P6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6">Please enter the model's name (e.g., my_r_model): <text:s text:c="3"/></text:p>
          </table:table-cell>
          <table:table-cell table:style-name="Table6.B1" office:value-type="string">
            <text:p text:style-name="P117">myR_<text:span text:style-name="T27">implicit</text:span></text:p>
          </table:table-cell>
        </table:table-row>
        <table:table-row>
          <table:table-cell table:style-name="Table6.A2" office:value-type="string">
            <text:p text:style-name="P106">… … <text:s text:c="3"/></text:p>
          </table:table-cell>
          <table:table-cell table:style-name="Table6.B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0">The I/O names for this model are: <text:s text:c="3"/></text:p>
            <text:p text:style-name="P110"><text:s text:c="4"/>vpn, ipn <text:s text:c="23"/></text:p>
            <text:p text:style-name="P110">Among them, which one(s) can be expressed explicitly in your model equations? <text:s text:c="3"/></text:p>
          </table:table-cell>
          <table:table-cell table:style-name="Table6.B2" office:value-type="string">
            <text:p text:style-name="P122"><draw:frame draw:style-name="fr1" draw:name="Image7" text:anchor-type="paragraph" svg:width="0.2118in" svg:height="0.2118in" draw:z-index="4"><draw:image xlink:href="Pictures/100000000000008000000080AB6326FE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10">… … <text:s text:c="4"/></text:p>
          </table:table-cell>
          <table:table-cell table:style-name="Table6.B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12">The model has 1 implicit equation(s). <text:s text:c="21"/></text:p>
            <text:p text:style-name="P112">Would you like to specify their names? Y/N [N]: <text:s text:c="3"/></text:p>
          </table:table-cell>
          <table:table-cell table:style-name="Table6.B2" office:value-type="string">
            <text:p text:style-name="P126">Y</text:p>
          </table:table-cell>
        </table:table-row>
        <table:table-row>
          <table:table-cell table:style-name="Table6.A2" office:value-type="string">
            <text:p text:style-name="P112">Name of the first implicit equation (e.g., eqn_1): <text:s text:c="3"/></text:p>
          </table:table-cell>
          <table:table-cell table:style-name="Table6.B2" office:value-type="string">
            <text:p text:style-name="P126">Ohm_law</text:p>
          </table:table-cell>
        </table:table-row>
      </table:table>
      <text:p text:style-name="P26">&gt;&gt; edit myR_<text:span text:style-name="T37">implicit</text:span>.m;</text:p>
      <text:p text:style-name="P6"/>
      <text:p text:style-name="P14">Changes to make to my<text:span text:style-name="T23">R_implicit</text:span>.m: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89">MOD = add_to_ee_model(MOD, 'parms', {'<text:span text:style-name="T23">R</text:span>', <text:span text:style-name="T1">1000.0</text:span>});</text:p>
          </table:table-cell>
        </table:table-row>
        <table:table-row>
          <table:table-cell table:style-name="Table8.A2" office:value-type="string">
            <text:p text:style-name="P94">% algebraic part of Ohm_law </text:p>
            <text:p text:style-name="P94">out(1, 1) = vpn - R*ipn;</text:p>
          </table:table-cell>
        </table:table-row>
        <table:table-row>
          <table:table-cell table:style-name="Table8.A3" office:value-type="string">
            <text:p text:style-name="P94">% d/dt part of Ohm_law </text:p>
            <text:p text:style-name="P94">out(1, 1) = 0; </text:p>
          </table:table-cell>
        </table:table-row>
      </table:table>
      <text:p text:style-name="P39"/>
      <text:p text:style-name="P30">&gt;&gt; MOD = myR_<text:span text:style-name="T24">vpn()</text:span>; </text:p>
      <text:p text:style-name="P61">&gt;&gt; check_ModSpec(MOD);</text:p>
      <text:p text:style-name="P132">The model has only an implicit equation. So instead of using model_exerciser, it will be tested in a circuit in the next step.</text:p>
      <text:p text:style-name="P68"><text:soft-page-break/><text:span text:style-name="T29">5</text:span>. Resistive divider circuit (with three different resistor models):</text:p>
      <text:p text:style-name="P56">&gt;&gt; <text:span text:style-name="T26">ckt = Rdivider_ckt();</text:span></text:p>
      <text:p text:style-name="P59">&gt;&gt; DAE = MNA_EqnEngine(ckt);</text:p>
      <text:p text:style-name="P55">&gt;&gt; swp = dot_dcsweep(DAE, [], 'V1:::E', 0, 10, 50);</text:p>
      <text:p text:style-name="P55">&gt;&gt; swp.plot(swp);</text:p>
      <text:p text:style-name="P68"/>
      <text:p text:style-name="P73">or <text:span text:style-name="T36">simply run:</text:span></text:p>
      <text:p text:style-name="P73"/>
      <text:p text:style-name="P57">&gt;&gt; <text:span text:style-name="T28">run_Rdivider_ckt;</text:span></text:p>
      <text:p text:style-name="P73"/>
      <text:p text:style-name="P70"><text:span text:style-name="T32">6</text:span><text:span text:style-name="T31">. Diode with </text:span><text:span text:style-name="T33">c</text:span><text:span text:style-name="T31">apacitance:</text:span></text:p>
      <text:p text:style-name="P77">Instead of using model_starter, you can copy myC.m to diodeC.m. Then add parameters and edit ipn_fe section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0">MOD = add_to_ee_model(MOD, 'parms', {'<text:span text:style-name="T38">Vt</text:span>', <text:span text:style-name="T38">0.0026, 'Is', 1e-12</text:span>}); % <text:span text:style-name="T38">thermal voltage and saturation current</text:span></text:p>
          </table:table-cell>
        </table:table-row>
        <table:table-row>
          <table:table-cell table:style-name="Table9.A2" office:value-type="string">
            <text:p text:style-name="P95">ipn_fe = Is*(exp(vpn/Vt) - 1);</text:p>
          </table:table-cell>
        </table:table-row>
      </table:table>
      <text:p text:style-name="P78"><text:span text:style-name="T40">Check the model, then u</text:span>se model_exerciser to plot 'ipn_fe' and 'ipn_qe'.</text:p>
      <text:p text:style-name="P78"/>
      <text:p text:style-name="P71"><text:span text:style-name="T32">7</text:span><text:span text:style-name="T31">. </text:span><text:span text:style-name="T32">D</text:span><text:span text:style-name="T31">iode-</text:span><text:span text:style-name="T32">resistor circuit</text:span><text:span text:style-name="T31">:</text:span></text:p>
      <text:p text:style-name="P71"><text:span text:style-name="T6">&gt;&gt; </text:span><text:span text:style-name="T5">ckt = myR_diodeC_ckt(); </text:span></text:p>
      <text:p text:style-name="P52">&gt;&gt; DAE = MNA_EqnEngine(ckt); </text:p>
      <text:p text:style-name="P52"/>
      <text:p text:style-name="P52">&gt;&gt; dcop = dot_op(DAE); </text:p>
      <text:p text:style-name="P52">&gt;&gt; dcop.print(dcop); </text:p>
      <text:p text:style-name="P52"/>
      <text:p text:style-name="P52">&gt;&gt; swp = dot_dcsweep(DAE, [], 'V1:::E', 0, 10, 50); </text:p>
      <text:p text:style-name="P52">&gt;&gt; swp.plot(swp); </text:p>
      <text:p text:style-name="P52"/>
      <text:p text:style-name="P74">or <text:span text:style-name="T36">simply run:</text:span></text:p>
      <text:p text:style-name="P74"/>
      <text:p text:style-name="P58">&gt;&gt; <text:span text:style-name="T28">run_myR_diodeC_ckt;</text:span></text:p>
      <text:p text:style-name="P58"/>
      <text:p text:style-name="P75">Then edit myR_diodeC_ckt.m, change {'DC', 1} to {'DC', 10}, regenerate DAE, calculate operating point again:</text:p>
      <text:p text:style-name="P72"><text:span text:style-name="T6">&gt;&gt; </text:span><text:span text:style-name="T5">ckt = myR_diodeC_ckt(); </text:span></text:p>
      <text:p text:style-name="P53">&gt;&gt; DAE = MNA_EqnEngine(ckt); </text:p>
      <text:p text:style-name="P53">&gt;&gt; dcop = dot_op(DAE); </text:p>
      <text:p text:style-name="P133">&gt;&gt; dcop.print(dcop); </text:p>
      <text:p text:style-name="P60">How to <text:span text:style-name="T39">deal with</text:span> convergence <text:span text:style-name="T39">problems</text:span>? </text:p>
      <text:p text:style-name="P37"/>
      <text:p text:style-name="P63"><text:span text:style-name="T19">8</text:span><text:span text:style-name="T18">. </text:span><text:span text:style-name="T19">Simple MOS model: Shichman Hodges model</text:span><text:span text:style-name="T18">:</text:span></text:p>
      <text:p text:style-name="P66"/>
      <text:p text:style-name="P19">Use model_starter to create myNMOS model, with <text:span text:style-name="T42">3</text:span> terminals, 2 explicit I/Os (ids, igs), no internal unknowns.</text:p>
      <text:p text:style-name="P7"/>
      <text:p text:style-name="P15">Changes to make to my<text:span text:style-name="T39">NMOS</text:span>.m: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96">MOD = add_to_ee_model(MOD, 'parms', {'Beta', 1e-2}); </text:p>
            <text:p text:style-name="P96">MOD = add_to_ee_model(MOD, 'parms', {'Vth', 0.5}); </text:p>
            <text:p text:style-name="P96">MOD = add_to_ee_model(MOD, 'parms', {'Cgs', 1e-12}); </text:p>
            <text:p text:style-name="P96">MOD = add_to_ee_model(MOD, 'parms', {'Cgd', 1e-12});</text:p>
          </table:table-cell>
          <table:covered-table-cell/>
        </table:table-row>
        <table:table-row>
          <table:table-cell table:style-name="Table10.A2" office:value-type="string">
            <text:p text:style-name="P96">% Fill in fe function:</text:p>
          </table:table-cell>
          <table:table-cell table:style-name="Table10.B2" office:value-type="string">
            <text:p text:style-name="P96">% Fill in qe function:</text:p>
          </table:table-cell>
        </table:table-row>
        <table:table-row>
          <table:table-cell table:style-name="Table10.A2" office:value-type="string">
            <text:p text:style-name="P96">if vgs &lt; Vth </text:p>
            <text:p text:style-name="P96"><text:s text:c="4"/>ids_fe = 0; </text:p>
            <text:p text:style-name="P96">elseif vds &lt; vgs - Vth </text:p>
            <text:p text:style-name="P96"><text:s text:c="4"/>ids_fe = Beta * vds * (vgs - Vth - 0.5*vds); </text:p>
            <text:p text:style-name="P96">else % vgs &gt;= Vth &amp;&amp; vds &gt;= vgs - Vth </text:p>
            <text:p text:style-name="P96"><text:soft-page-break/><text:s text:c="4"/>ids_fe = 0.5 * Beta * (vgs - Vth)^2; </text:p>
            <text:p text:style-name="P96">end </text:p>
            <text:p text:style-name="P96">igs_fe = 0;</text:p>
          </table:table-cell>
          <table:table-cell table:style-name="Table10.B2" office:value-type="string">
            <text:p text:style-name="P96">Vgd = vgs - vds; </text:p>
            <text:p text:style-name="P96"/>
            <text:p text:style-name="P96">Qgd = Cgd * Vgd; </text:p>
            <text:p text:style-name="P96">Qgs = Cgs * vgs; </text:p>
            <text:p text:style-name="P96"/>
            <text:p text:style-name="P96"><text:soft-page-break/>ids_qe = -Qgd; </text:p>
            <text:p text:style-name="P96">igs_qe = Qgd + Qgs;</text:p>
          </table:table-cell>
        </table:table-row>
      </table:table>
      <text:p text:style-name="P35">&gt;&gt; MOD = my<text:span text:style-name="T41">NMOS()</text:span>; </text:p>
      <text:p text:style-name="P35">&gt;&gt; check_ModSpec(MOD); </text:p>
      <text:p text:style-name="P40"/>
      <text:p text:style-name="P35">&gt;&gt; MEO = model_exerciser(MOD);</text:p>
      <text:p text:style-name="P35">&gt;&gt; MEO.display(MEO); </text:p>
      <text:p text:style-name="P35">&gt;&gt; <text:span text:style-name="T41">MEO.plot('ids_fe', 0:0.05:1, 0:0.1:1, MEO)</text:span>;</text:p>
      <text:p text:style-name="P35"/>
      <text:p text:style-name="P135"><text:span text:style-name="T29">9</text:span>. <text:span text:style-name="T29">Common source amplifier</text:span>:</text:p>
      <text:p text:style-name="P136">Run DC, AC and transient analyses on myNMOSamp_ckt: </text:p>
      <text:p text:style-name="P128"><text:span text:style-name="T7">&gt;&gt; </text:span><text:span text:style-name="T8">run_</text:span><text:span text:style-name="T9">myNMOSamp</text:span><text:span text:style-name="T8">_ckt;</text:span></text:p>
      <text:p text:style-name="P134"/>
      <text:p text:style-name="P66"><text:span text:style-name="T29">10</text:span>. Diode with <text:span text:style-name="T29">internal node</text:span>:</text:p>
      <text:p text:style-name="P66"/>
      <text:p text:style-name="P20">Use model_starter to create <text:span text:style-name="T42">diodeC_Rd</text:span> model, with 2 terminals, <text:span text:style-name="T42">1</text:span> explicit I/O (<text:span text:style-name="T42">ipn</text:span>), <text:span text:style-name="T42">1</text:span> internal unknown <text:span text:style-name="T42">(vpx), 1 implicit</text:span></text:p>
      <text:p text:style-name="P21">equation (KCL_x).</text:p>
      <text:p text:style-name="P8"/>
      <text:p text:style-name="P16">Changes to make to <text:span text:style-name="T42">diodeC_Rd</text:span>.m: 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92">MOD = add_to_ee_model(MOD, 'parms', {'Vt', 0.0026, 'Is', 1e-12}); % thermal voltage and saturation current</text:p>
            <text:p text:style-name="P97">MOD = add_to_ee_model(MOD, 'parms', {'<text:span text:style-name="T42">C</text:span>', 1e-<text:span text:style-name="T42">6</text:span>}); </text:p>
            <text:p text:style-name="P97">MOD = add_to_ee_model(MOD, 'parms', {'<text:span text:style-name="T42">Rd</text:span>', 1.<text:span text:style-name="T42">0</text:span>});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99">%add a MATLAB function in the file:</text:p>
            <text:p text:style-name="P99">function out = mydiode(vpx, Vt, Is) </text:p>
            <text:p text:style-name="P99"><text:s text:c="4"/>out = Is*(safeexp(vpx/Vt, 1e15) - 1); </text:p>
            <text:p text:style-name="P99">end </text:p>
          </table:table-cell>
          <table:covered-table-cell/>
        </table:table-row>
        <table:table-row>
          <table:table-cell table:style-name="Table11.A3" office:value-type="string">
            <text:p text:style-name="P97">% Fill in fe function:</text:p>
          </table:table-cell>
          <table:table-cell table:style-name="Table11.A2" office:value-type="string">
            <text:p text:style-name="P97">% Fill in qe function:</text:p>
          </table:table-cell>
        </table:table-row>
        <table:table-row>
          <table:table-cell table:style-name="Table11.A3" office:value-type="string">
            <text:p text:style-name="P101">ipn_fe = mydiode(vpx, Vt, Is);</text:p>
          </table:table-cell>
          <table:table-cell table:style-name="Table11.A2" office:value-type="string">
            <text:p text:style-name="P101">out(1, 1) = C*vpx;</text:p>
          </table:table-cell>
        </table:table-row>
        <table:table-row>
          <table:table-cell table:style-name="Table11.A3" office:value-type="string">
            <text:p text:style-name="P97">% Fill in f<text:span text:style-name="T43">i</text:span> function:</text:p>
          </table:table-cell>
          <table:table-cell table:style-name="Table11.A2" office:value-type="string">
            <text:p text:style-name="P97">% Fill in q<text:span text:style-name="T43">i</text:span> function:</text:p>
          </table:table-cell>
        </table:table-row>
        <table:table-row>
          <table:table-cell table:style-name="Table11.A3" office:value-type="string">
            <text:p text:style-name="P101">vRd = vpn-vpx; </text:p>
            <text:p text:style-name="P101">out(1, 1) = mydiode(vpx, Vt, Is) - vRd/Rd;</text:p>
          </table:table-cell>
          <table:table-cell table:style-name="Table11.A2" office:value-type="string">
            <text:p text:style-name="P101">out(1, 1) = C*vpx;</text:p>
          </table:table-cell>
        </table:table-row>
      </table:table>
      <text:p text:style-name="P79">Change run_myR_diodeC_ckt.m to use myR_diodeC_Rd_ckt circuit. Then run it again.</text:p>
      <text:p text:style-name="P1"/>
      <text:p text:style-name="P66"><text:span text:style-name="T29">11</text:span>. Diode <text:span text:style-name="T29">model in implicit form</text:span>:</text:p>
      <text:p text:style-name="P1"/>
      <text:p text:style-name="P22">Another way to model the diode with internal node is to write an implicit equation that directly describe the relation between</text:p>
      <text:p text:style-name="P22">I/Os (ipn and vpn), without using an internal unknown. This is similar to writing the resistor model as 0 = vpn – R*ipn.</text:p>
      <text:p text:style-name="P22"/>
      <text:p text:style-name="P22">Use model_starter to create a 2-terminal device diodeC_Rd_implicit with no explicit outputs and no internal unknowns.</text:p>
      <text:p text:style-name="P22">Then edit diodeC_Rd_implicit.m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93">MOD = add_to_ee_model(MOD, 'parms', {'Vt', 0.0026, 'Is', 1e-12}); % thermal voltage and saturation current</text:p>
            <text:p text:style-name="P98">MOD = add_to_ee_model(MOD, 'parms', {'<text:span text:style-name="T42">C</text:span>', 1e-<text:span text:style-name="T42">6</text:span>}); </text:p>
            <text:p text:style-name="P98">MOD = add_to_ee_model(MOD, 'parms', {'<text:span text:style-name="T42">Rd</text:span>', 1.<text:span text:style-name="T42">0</text:span>});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100">%add a MATLAB function in the file:</text:p>
            <text:p text:style-name="P100">function out = mydiode(vpx, Vt, Is) </text:p>
            <text:p text:style-name="P100"><text:s text:c="4"/>out = Is*(safeexp(vpx/Vt, 1e15) - 1); </text:p>
            <text:p text:style-name="P100">end </text:p>
          </table:table-cell>
          <table:covered-table-cell/>
        </table:table-row>
        <table:table-row>
          <table:table-cell table:style-name="Table12.A3" office:value-type="string">
            <text:p text:style-name="P98">% Fill in f<text:span text:style-name="T43">i</text:span> function:</text:p>
          </table:table-cell>
          <table:table-cell table:style-name="Table12.A2" office:value-type="string">
            <text:p text:style-name="P98">% Fill in q<text:span text:style-name="T43">i</text:span> function:</text:p>
          </table:table-cell>
        </table:table-row>
        <text:soft-page-break/>
        <table:table-row>
          <table:table-cell table:style-name="Table12.A3" office:value-type="string">
            <text:p text:style-name="P102">Vd = vpn - ipn*Rd; </text:p>
            <text:p text:style-name="P102">out(1, 1) = mydiode(Vd, Vt, Is) - ipn;</text:p>
          </table:table-cell>
          <table:table-cell table:style-name="Table12.A2" office:value-type="string">
            <text:p text:style-name="P102">Vd = vpn - ipn*Rd; </text:p>
            <text:p text:style-name="P102">out(1, 1) = C*Vd;</text:p>
          </table:table-cell>
        </table:table-row>
      </table:table>
      <text:p text:style-name="P80">Change run_myR_diodeC_ckt.m to use myR_diodeC_Rd_<text:span text:style-name="T44">implicit</text:span>_ckt circuit. Then run it again.</text:p>
      <text:p text:style-name="P80"/>
      <text:p text:style-name="P81">Optional: we have introduced the concepts of internal unknowns and implicit equations in MAPP. A MOSFET device with</text:p>
      <text:p text:style-name="P81"><text:s text:c="17"/>drain and source resistances can be modelled in a similar way.</text:p>
      <text:p text:style-name="P81"><text:s text:c="17"/>The model DSAwareSHMOSWithParasitics_ModSpec_wrapper.m uses the same SH equations as in myNMOS.m,</text:p>
      <text:p text:style-name="P81"><text:s text:c="18"/>but it also includes P-type, drain/source-inversion and <text:s/>drain/source parasitic resistances. To plot its characteristic</text:p>
      <text:p text:style-name="P81"><text:s text:c="18"/>curves <text:span text:style-name="T49">in a circuit</text:span>, run:</text:p>
      <text:p text:style-name="P81"/>
      <text:p text:style-name="P54">&gt;&gt; test_DSAwareSHMOSWithParasitics_ModSpec_wrapper;</text:p>
      <text:p text:style-name="P80"/>
      <text:p text:style-name="P67"><text:span text:style-name="T29">12</text:span>. <text:span text:style-name="T30">A device with hysteresis</text:span>:</text:p>
      <text:p text:style-name="P1"/>
      <text:p text:style-name="P17"><text:span text:style-name="T3">&gt;&gt; model_starter</text:span><text:span text:style-name="T4">()</text:span><text:span text:style-name="T3">;</text:span></text:p>
      <text:p text:style-name="P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7">Please enter the model's name (e.g., my_r_model): <text:s text:c="3"/></text:p>
          </table:table-cell>
          <table:table-cell table:style-name="Table13.B1" office:value-type="string">
            <text:p text:style-name="P127">Hys</text:p>
          </table:table-cell>
        </table:table-row>
        <table:table-row>
          <table:table-cell table:style-name="Table13.A2" office:value-type="string">
            <text:p text:style-name="P107">… … <text:s text:c="4"/></text:p>
          </table:table-cell>
          <table:table-cell table:style-name="Table13.B2" office:value-type="string">
            <text:p text:style-name="P118"/>
          </table:table-cell>
        </table:table-row>
        <table:table-row>
          <table:table-cell table:style-name="Table13.A2" office:value-type="string">
            <text:p text:style-name="P111">The I/O names for this model are: <text:s text:c="3"/></text:p>
            <text:p text:style-name="P111"><text:s text:c="4"/>vpn, ipn <text:s text:c="23"/></text:p>
            <text:p text:style-name="P111">Among them, which one(s) can be expressed explicitly in your model equations? <text:s text:c="3"/></text:p>
          </table:table-cell>
          <table:table-cell table:style-name="Table13.B2" office:value-type="string">
            <text:p text:style-name="P123"><text:span text:style-name="T22">v</text:span>pn</text:p>
          </table:table-cell>
        </table:table-row>
      </table:table>
      <text:p text:style-name="P9"/>
      <text:p text:style-name="P27">&gt;&gt; edit <text:span text:style-name="T45">Hys</text:span>.m;</text:p>
      <text:p text:style-name="P9"/>
      <text:p text:style-name="P17">Changes to make to <text:span text:style-name="T45">Hys</text:span>.m: 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3">MOD = add_to_ee_model(MOD, 'parms', {'A', 1}); </text:p>
            <text:p text:style-name="P103">MOD = add_to_ee_model(MOD, 'parms', {'B', -1}); </text:p>
            <text:p text:style-name="P103">MOD = add_to_ee_model(MOD, 'parms', {'C', 1}); </text:p>
            <text:p text:style-name="P103">MOD = add_to_ee_model(MOD, 'parms', {'I', 1}); </text:p>
            <text:p text:style-name="P103">MOD = add_to_ee_model(MOD, 'parms', {'tau', 1e-7});</text:p>
          </table:table-cell>
        </table:table-row>
        <table:table-row>
          <table:table-cell table:style-name="Table14.A2" office:value-type="string">
            <text:p text:style-name="P103">vpn_fe = A*(ipn-I)^3 + B*(ipn-I) + C;</text:p>
          </table:table-cell>
        </table:table-row>
        <table:table-row>
          <table:table-cell table:style-name="Table14.A3" office:value-type="string">
            <text:p text:style-name="P91"><text:span text:style-name="T23">v</text:span>pn_qe = <text:span text:style-name="T45">tau*ipn;</text:span></text:p>
          </table:table-cell>
        </table:table-row>
      </table:table>
      <text:p text:style-name="P36">&gt;&gt; MOD = <text:span text:style-name="T46">Hys()</text:span>; </text:p>
      <text:p text:style-name="P36">&gt;&gt; check_ModSpec(MOD); </text:p>
      <text:p text:style-name="P41"/>
      <text:p text:style-name="P36">&gt;&gt; MEO = model_exerciser(MOD);</text:p>
      <text:p text:style-name="P36">&gt;&gt; MEO.display(MEO); </text:p>
      <text:p text:style-name="P36">&gt;&gt; MEO.<text:span text:style-name="T25">plot('v</text:span>pn_<text:span text:style-name="T24">f</text:span>e<text:span text:style-name="T25">', (0</text:span>:0.<text:span text:style-name="T47">0</text:span>1:<text:span text:style-name="T47">2.2)</text:span>, MEO);</text:p>
      <text:p text:style-name="P36"/>
      <text:p text:style-name="P83"><text:span text:style-name="T48">When we connect this device with</text:span> a resistor <text:span text:style-name="T48">and voltage source in series, load line analysis tell us that at certain supply</text:span></text:p>
      <text:p text:style-name="P83"><text:span text:style-name="T48">voltages, the circuit has multiple stable operating points. The following script </text:span>sweep<text:span text:style-name="T48">s</text:span> the supply voltage, in both DC <text:span text:style-name="T48">sweep</text:span> and transient simulations:</text:p>
      <text:p text:style-name="P82"/>
      <text:p text:style-name="P130"><text:span text:style-name="T7">&gt;&gt; </text:span><text:span text:style-name="T10">run_myR_Hys_ckt</text:span><text:span text:style-name="T8">;</text:span></text:p>
      <text:p text:style-name="P130"/>
      <text:p text:style-name="P131">Using the hysteresis in the device, we can also build a relaxation oscillator. The following script runs transient simulation</text:p>
      <text:p text:style-name="P131">on the oscillator:</text:p>
      <text:p text:style-name="P131"/>
      <text:p text:style-name="P129"><text:span text:style-name="T8">&gt;</text:span><text:span text:style-name="T7">&gt; run_Hys_osc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9:15:37.841591750</meta:creation-date>
    <dc:date>2015-05-09T19:26:28.762176813</dc:date>
    <meta:editing-duration>PT7H54M8S</meta:editing-duration>
    <meta:editing-cycles>79</meta:editing-cycles>
    <meta:generator>LibreOffice/4.2.8.2$Linux_X86_64 LibreOffice_project/420m0$Build-2</meta:generator>
    <meta:print-date>2015-05-06T21:14:43.089801106</meta:print-date>
    <meta:document-statistic meta:table-count="14" meta:image-count="5" meta:object-count="0" meta:page-count="6" meta:paragraph-count="258" meta:word-count="1469" meta:character-count="9891" meta:non-whitespace-character-count="7959"/>
  </office:meta>
</office:document-meta>
</file>